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:root{</text:span><text:span text:style-name="T2"/></text:p>
      <text:p text:style-name="P1"><text:span text:style-name="T3"><text:s text:c="4"/>--pink:#e</text:span><text:span text:style-name="T4">84393</text:span><text:span text:style-name="T5">;</text:span><text:span text:style-name="T6"/></text:p>
      <text:p text:style-name="P1"><text:span text:style-name="T7">}</text:span><text:span text:style-name="T8"/></text:p>
      <text:p text:style-name="P1"><text:span text:style-name="T8"/></text:p>
      <text:p text:style-name="P1"><text:span text:style-name="T9">*{</text:span><text:span text:style-name="T10"/></text:p>
      <text:p text:style-name="P1"><text:span text:style-name="T11"><text:s text:c="4"/>margin:</text:span><text:span text:style-name="T12">0</text:span><text:span text:style-name="T13">; padding:</text:span><text:span text:style-name="T14">0</text:span><text:span text:style-name="T15">;</text:span><text:span text:style-name="T16"/></text:p>
      <text:p text:style-name="P1"><text:span text:style-name="T17"><text:s text:c="4"/>box-sizing: border-box;</text:span><text:span text:style-name="T18"/></text:p>
      <text:p text:style-name="P1"><text:span text:style-name="T19"><text:s text:c="4"/>font-family: Verdana, Geneva, Tahoma, sans-serif;</text:span><text:span text:style-name="T20"/></text:p>
      <text:p text:style-name="P1"><text:span text:style-name="T21"><text:s text:c="4"/>outline: none; border:none;</text:span><text:span text:style-name="T22"/></text:p>
      <text:p text:style-name="P1"><text:span text:style-name="T23"><text:s text:c="4"/>text-decoration: none;</text:span><text:span text:style-name="T24"/></text:p>
      <text:p text:style-name="P1"><text:span text:style-name="T25"><text:s text:c="4"/>text-transform: capitalize;</text:span><text:span text:style-name="T26"/></text:p>
      <text:p text:style-name="P1"><text:span text:style-name="T27"><text:s text:c="4"/>transition: .</text:span><text:span text:style-name="T28">2</text:span><text:span text:style-name="T29">s linear;</text:span><text:span text:style-name="T30"/></text:p>
      <text:p text:style-name="P1"><text:span text:style-name="T31">}</text:span><text:span text:style-name="T32"/></text:p>
      <text:p text:style-name="P1"><text:span text:style-name="T32"/></text:p>
      <text:p text:style-name="P1"><text:span text:style-name="T33">html{</text:span><text:span text:style-name="T34"/></text:p>
      <text:p text:style-name="P1"><text:span text:style-name="T35"><text:s text:c="4"/>font-size:<text:s/></text:span><text:span text:style-name="T36">62.5</text:span><text:span text:style-name="T37">%;</text:span><text:span text:style-name="T38"/></text:p>
      <text:p text:style-name="P1"><text:span text:style-name="T39"><text:s text:c="4"/>scroll-behavior: smooth;</text:span><text:span text:style-name="T40"/></text:p>
      <text:p text:style-name="P1"><text:span text:style-name="T41"><text:s text:c="4"/>scroll-padding-top:<text:s/></text:span><text:span text:style-name="T42">6</text:span><text:span text:style-name="T43">rem;</text:span><text:span text:style-name="T44"/></text:p>
      <text:p text:style-name="P1"><text:span text:style-name="T45"><text:s text:c="4"/>overflow-x: hidden;</text:span><text:span text:style-name="T46"/></text:p>
      <text:p text:style-name="P1"><text:span text:style-name="T47">}</text:span><text:span text:style-name="T48"/></text:p>
      <text:p text:style-name="P1"><text:span text:style-name="T48"/></text:p>
      <text:p text:style-name="P1"><text:span text:style-name="T49">section{</text:span><text:span text:style-name="T50"/></text:p>
      <text:p text:style-name="P1"><text:span text:style-name="T51"><text:s text:c="4"/>padding:</text:span><text:span text:style-name="T52">2</text:span><text:span text:style-name="T53">rem<text:s/></text:span><text:span text:style-name="T54">9</text:span><text:span text:style-name="T55">%;</text:span><text:span text:style-name="T56"/></text:p>
      <text:p text:style-name="P1"><text:span text:style-name="T57">}</text:span><text:span text:style-name="T58"/></text:p>
      <text:p text:style-name="P1"><text:span text:style-name="T58"/></text:p>
      <text:p text:style-name="P1"><text:span text:style-name="T59">.heading{</text:span><text:span text:style-name="T60"/></text:p>
      <text:p text:style-name="P1"><text:span text:style-name="T61"><text:s text:c="4"/>text-align: center;</text:span><text:span text:style-name="T62"/></text:p>
      <text:p text:style-name="P1"><text:span text:style-name="T63"><text:s text:c="4"/>font-size:<text:s/></text:span><text:span text:style-name="T64">4</text:span><text:span text:style-name="T65">rem;</text:span><text:span text:style-name="T66"/></text:p>
      <text:p text:style-name="P1"><text:span text:style-name="T67"><text:s text:c="4"/>color:#</text:span><text:span text:style-name="T68">333</text:span><text:span text:style-name="T69">;</text:span><text:span text:style-name="T70"/></text:p>
      <text:p text:style-name="P1"><text:span text:style-name="T71"><text:s text:c="4"/>padding:</text:span><text:span text:style-name="T72">1</text:span><text:span text:style-name="T73">rem;</text:span><text:span text:style-name="T74"/></text:p>
      <text:p text:style-name="P1"><text:span text:style-name="T75"><text:s text:c="4"/>margin:</text:span><text:span text:style-name="T76">2</text:span><text:span text:style-name="T77">rem<text:s/></text:span><text:span text:style-name="T78">0</text:span><text:span text:style-name="T79">;</text:span><text:span text:style-name="T80"/></text:p>
      <text:p text:style-name="P1"><text:span text:style-name="T81"><text:s text:c="4"/>background:rgba(</text:span><text:span text:style-name="T82">255</text:span><text:span text:style-name="T83">,<text:s/></text:span><text:span text:style-name="T84">51</text:span><text:span text:style-name="T85">,<text:s/></text:span><text:span text:style-name="T86">153</text:span><text:span text:style-name="T87">,.</text:span><text:span text:style-name="T88">05</text:span><text:span text:style-name="T89">);</text:span><text:span text:style-name="T90"/></text:p>
      <text:p text:style-name="P1"><text:span text:style-name="T91">}</text:span><text:span text:style-name="T92"/></text:p>
      <text:p text:style-name="P1"><text:span text:style-name="T92"/></text:p>
      <text:p text:style-name="P1"><text:span text:style-name="T93">.heading span{</text:span><text:span text:style-name="T94"/></text:p>
      <text:p text:style-name="P1"><text:span text:style-name="T95"><text:s text:c="4"/>color:var(--pink);</text:span><text:span text:style-name="T96"/></text:p>
      <text:p text:style-name="P1"><text:span text:style-name="T97">}</text:span><text:span text:style-name="T98"/></text:p>
      <text:p text:style-name="P1"><text:span text:style-name="T98"/></text:p>
      <text:p text:style-name="P1"><text:span text:style-name="T99">.btn{</text:span><text:span text:style-name="T100"/></text:p>
      <text:p text:style-name="P1"><text:span text:style-name="T101"><text:s text:c="4"/>display: inline-block;</text:span><text:span text:style-name="T102"/></text:p>
      <text:p text:style-name="P1"><text:span text:style-name="T103"><text:s text:c="4"/>margin-top:<text:s/></text:span><text:span text:style-name="T104">1</text:span><text:span text:style-name="T105">rem;</text:span><text:span text:style-name="T106"/></text:p>
      <text:p text:style-name="P1"><text:span text:style-name="T107"><text:s text:c="4"/>border-radius:<text:s/></text:span><text:span text:style-name="T108">5</text:span><text:span text:style-name="T109">rem;</text:span><text:span text:style-name="T110"/></text:p>
      <text:p text:style-name="P1"><text:span text:style-name="T111"><text:s text:c="4"/>background:#</text:span><text:span text:style-name="T112">333</text:span><text:span text:style-name="T113">;</text:span><text:span text:style-name="T114"/></text:p>
      <text:p text:style-name="P1"><text:span text:style-name="T115"><text:s text:c="4"/>color:#fff;</text:span><text:span text:style-name="T116"/></text:p>
      <text:p text:style-name="P1"><text:span text:style-name="T117"><text:s text:c="4"/>padding:.</text:span><text:span text:style-name="T118">9</text:span><text:span text:style-name="T119">rem<text:s/></text:span><text:span text:style-name="T120">3.5</text:span><text:span text:style-name="T121">rem;</text:span><text:span text:style-name="T122"/></text:p>
      <text:p text:style-name="P1"><text:span text:style-name="T123"><text:s text:c="4"/>cursor: pointer;</text:span><text:span text:style-name="T124"/></text:p>
      <text:p text:style-name="P1"><text:span text:style-name="T125"><text:s text:c="4"/>font-size:<text:s/></text:span><text:span text:style-name="T126">1.7</text:span><text:span text:style-name="T127">rem;</text:span><text:span text:style-name="T128"/></text:p>
      <text:p text:style-name="P1"><text:span text:style-name="T129">}</text:span><text:span text:style-name="T130"/></text:p>
      <text:p text:style-name="P1"><text:span text:style-name="T130"/></text:p>
      <text:p text:style-name="P1"><text:span text:style-name="T131">.btn:hover{</text:span><text:span text:style-name="T132"/></text:p>
      <text:p text:style-name="P1"><text:span text:style-name="T133"><text:s text:c="4"/>background:var(--pink);</text:span><text:span text:style-name="T134"/></text:p>
      <text:p text:style-name="P1"><text:span text:style-name="T135">}</text:span><text:span text:style-name="T136"/></text:p>
      <text:p text:style-name="P1"><text:span text:style-name="T136"/></text:p>
      <text:p text:style-name="P1"><text:span text:style-name="T137">header{</text:span><text:span text:style-name="T138"/></text:p>
      <text:p text:style-name="P1"><text:span text:style-name="T139"><text:s text:c="4"/>position: fixed;</text:span><text:span text:style-name="T140"/></text:p>
      <text:p text:style-name="P1"><text:span text:style-name="T141"><text:s text:c="4"/>top:</text:span><text:span text:style-name="T142">0</text:span><text:span text:style-name="T143">; left:</text:span><text:span text:style-name="T144">0</text:span><text:span text:style-name="T145">; right:</text:span><text:span text:style-name="T146">0</text:span><text:span text:style-name="T147">;</text:span><text:span text:style-name="T148"/></text:p>
      <text:p text:style-name="P1"><text:span text:style-name="T149"><text:s text:c="4"/>background:#fff;</text:span><text:span text:style-name="T150"/></text:p>
      <text:p text:style-name="P1"><text:span text:style-name="T151"><text:s text:c="4"/>padding:</text:span><text:span text:style-name="T152">2</text:span><text:span text:style-name="T153">rem<text:s/></text:span><text:span text:style-name="T154">9</text:span><text:span text:style-name="T155">%;</text:span><text:span text:style-name="T156"/></text:p>
      <text:p text:style-name="P1"><text:span text:style-name="T157"><text:s text:c="4"/>display: flex;</text:span><text:span text:style-name="T158"/></text:p>
      <text:p text:style-name="P1"><text:span text:style-name="T159"><text:s text:c="4"/>align-items: center;</text:span><text:span text:style-name="T160"/></text:p>
      <text:p text:style-name="P1"><text:span text:style-name="T161"><text:s text:c="4"/>justify-content: space-between;</text:span><text:span text:style-name="T162"/></text:p>
      <text:p text:style-name="P1"><text:span text:style-name="T163"><text:s text:c="4"/>z-index:<text:s/></text:span><text:span text:style-name="T164">1000</text:span><text:span text:style-name="T165">;</text:span><text:span text:style-name="T166"/></text:p>
      <text:p text:style-name="P1"><text:span text:style-name="T167"><text:s text:c="4"/>box-shadow:<text:s/></text:span><text:span text:style-name="T168">0<text:s/></text:span><text:span text:style-name="T169">.</text:span><text:span text:style-name="T170">5</text:span><text:span text:style-name="T171">rem<text:s/></text:span><text:span text:style-name="T172">1</text:span><text:span text:style-name="T173">rem rgba(</text:span><text:span text:style-name="T174">0,0,0</text:span><text:span text:style-name="T175">,.</text:span><text:span text:style-name="T176">1</text:span><text:span text:style-name="T177">);</text:span><text:span text:style-name="T178"/></text:p>
      <text:p text:style-name="P1"><text:span text:style-name="T179">}</text:span><text:span text:style-name="T180"/></text:p>
      <text:p text:style-name="P1"><text:span text:style-name="T180"/></text:p>
      <text:p text:style-name="P1"><text:span text:style-name="T181">header .logo{</text:span><text:span text:style-name="T182"/></text:p>
      <text:p text:style-name="P1"><text:span text:style-name="T183"><text:s text:c="4"/>font-size:<text:s/></text:span><text:span text:style-name="T184">3</text:span><text:span text:style-name="T185">rem;</text:span><text:span text:style-name="T186"/></text:p>
      <text:p text:style-name="P1"><text:span text:style-name="T187"><text:s text:c="4"/>color:#</text:span><text:span text:style-name="T188">333</text:span><text:span text:style-name="T189">;</text:span><text:span text:style-name="T190"/></text:p>
      <text:p text:style-name="P1"><text:span text:style-name="T191"><text:s text:c="4"/>font-weight: bolder;</text:span><text:span text:style-name="T192"/></text:p>
      <text:p text:style-name="P1"><text:span text:style-name="T193">}</text:span><text:span text:style-name="T194"/></text:p>
      <text:p text:style-name="P1"><text:span text:style-name="T194"/></text:p>
      <text:p text:style-name="P1"><text:span text:style-name="T195">header .logo span{</text:span><text:span text:style-name="T196"/></text:p>
      <text:p text:style-name="P1"><text:span text:style-name="T197"><text:s text:c="4"/>color:var(--pink);</text:span><text:span text:style-name="T198"/></text:p>
      <text:p text:style-name="P1"><text:span text:style-name="T199">}</text:span><text:span text:style-name="T200"/></text:p>
      <text:p text:style-name="P1"><text:span text:style-name="T200"/></text:p>
      <text:p text:style-name="P1"><text:span text:style-name="T201">header .navbar a{</text:span><text:span text:style-name="T202"/></text:p>
      <text:p text:style-name="P1"><text:span text:style-name="T203"><text:s text:c="4"/>font-size:<text:s/></text:span><text:span text:style-name="T204">2</text:span><text:span text:style-name="T205">rem;</text:span><text:span text:style-name="T206"/></text:p>
      <text:p text:style-name="P1"><text:span text:style-name="T207"><text:s text:c="4"/>padding:</text:span><text:span text:style-name="T208">0 1.5</text:span><text:span text:style-name="T209">rem;</text:span><text:span text:style-name="T210"/></text:p>
      <text:p text:style-name="P1"><text:span text:style-name="T211"><text:s text:c="4"/>color:#</text:span><text:span text:style-name="T212">666</text:span><text:span text:style-name="T213">;</text:span><text:span text:style-name="T214"/></text:p>
      <text:p text:style-name="P1"><text:span text:style-name="T215">}</text:span><text:span text:style-name="T216"/></text:p>
      <text:p text:style-name="P1"><text:span text:style-name="T216"/></text:p>
      <text:p text:style-name="P1"><text:span text:style-name="T217">header .navbar a:hover{</text:span><text:span text:style-name="T218"/></text:p>
      <text:p text:style-name="P1"><text:span text:style-name="T219"><text:s text:c="4"/>color:var(--pink);</text:span><text:span text:style-name="T220"/></text:p>
      <text:p text:style-name="P1"><text:span text:style-name="T221">}</text:span><text:span text:style-name="T222"/></text:p>
      <text:p text:style-name="P1"><text:span text:style-name="T222"/></text:p>
      <text:p text:style-name="P1"><text:span text:style-name="T223">header .icons a{</text:span><text:span text:style-name="T224"/></text:p>
      <text:p text:style-name="P1"><text:span text:style-name="T225"><text:s text:c="4"/>font-size:<text:s/></text:span><text:span text:style-name="T226">2.5</text:span><text:span text:style-name="T227">rem;</text:span><text:span text:style-name="T228"/></text:p>
      <text:p text:style-name="P1"><text:span text:style-name="T229"><text:s text:c="4"/>color:#</text:span><text:span text:style-name="T230">333</text:span><text:span text:style-name="T231">;</text:span><text:span text:style-name="T232"/></text:p>
      <text:p text:style-name="P1"><text:span text:style-name="T233"><text:s text:c="4"/>margin-left:<text:s/></text:span><text:span text:style-name="T234">1.5</text:span><text:span text:style-name="T235">rem;</text:span><text:span text:style-name="T236"/></text:p>
      <text:p text:style-name="P1"><text:span text:style-name="T237">}</text:span><text:span text:style-name="T238"/></text:p>
      <text:p text:style-name="P1"><text:span text:style-name="T238"/></text:p>
      <text:p text:style-name="P1"><text:span text:style-name="T239">header .icons a:hover{</text:span><text:span text:style-name="T240"/></text:p>
      <text:p text:style-name="P1"><text:span text:style-name="T241"><text:s text:c="4"/>color:var(--pink);</text:span><text:span text:style-name="T242"/></text:p>
      <text:p text:style-name="P1"><text:span text:style-name="T243">}</text:span><text:span text:style-name="T244"/></text:p>
      <text:p text:style-name="P1"><text:span text:style-name="T244"/></text:p>
      <text:p text:style-name="P1"><text:span text:style-name="T245">header #toggler{</text:span><text:span text:style-name="T246"/></text:p>
      <text:p text:style-name="P1"><text:span text:style-name="T247"><text:s text:c="4"/>display: none;</text:span><text:span text:style-name="T248"/></text:p>
      <text:p text:style-name="P1"><text:span text:style-name="T249">}</text:span><text:span text:style-name="T250"/></text:p>
      <text:p text:style-name="P1"><text:span text:style-name="T250"/></text:p>
      <text:p text:style-name="P1"><text:span text:style-name="T251">header .fa-bars{</text:span><text:span text:style-name="T252"/></text:p>
      <text:p text:style-name="P1"><text:span text:style-name="T253"><text:s text:c="4"/>font-size:<text:s/></text:span><text:span text:style-name="T254">3</text:span><text:span text:style-name="T255">rem;</text:span><text:span text:style-name="T256"/></text:p>
      <text:p text:style-name="P1"><text:span text:style-name="T257"><text:s text:c="4"/>color:#</text:span><text:span text:style-name="T258">333</text:span><text:span text:style-name="T259">;</text:span><text:span text:style-name="T260"/></text:p>
      <text:p text:style-name="P1"><text:span text:style-name="T261"><text:s text:c="4"/>border-radius: .</text:span><text:span text:style-name="T262">5</text:span><text:span text:style-name="T263">rem;</text:span><text:span text:style-name="T264"/></text:p>
      <text:p text:style-name="P1"><text:span text:style-name="T265"><text:s text:c="4"/>padding:.</text:span><text:span text:style-name="T266">5</text:span><text:span text:style-name="T267">rem<text:s/></text:span><text:span text:style-name="T268">1.5</text:span><text:span text:style-name="T269">rem;</text:span><text:span text:style-name="T270"/></text:p>
      <text:p text:style-name="P1"><text:span text:style-name="T271"><text:s text:c="4"/>cursor: pointer;</text:span><text:span text:style-name="T272"/></text:p>
      <text:p text:style-name="P1"><text:span text:style-name="T273"><text:s text:c="4"/>border:.</text:span><text:span text:style-name="T274">1</text:span><text:span text:style-name="T275">rem solid rgba(</text:span><text:span text:style-name="T276">0,0,0</text:span><text:span text:style-name="T277">,.</text:span><text:span text:style-name="T278">3</text:span><text:span text:style-name="T279">);</text:span><text:span text:style-name="T280"/></text:p>
      <text:p text:style-name="P1"><text:span text:style-name="T281"><text:s text:c="4"/>display: none;</text:span><text:span text:style-name="T282"/></text:p>
      <text:p text:style-name="P1"><text:span text:style-name="T283">}</text:span><text:span text:style-name="T284"/></text:p>
      <text:p text:style-name="P1"><text:span text:style-name="T284"/></text:p>
      <text:p text:style-name="P1"><text:span text:style-name="T285">.home{</text:span><text:span text:style-name="T286"/></text:p>
      <text:p text:style-name="P1"><text:span text:style-name="T287"><text:s text:c="4"/>display: flex;</text:span><text:span text:style-name="T288"/></text:p>
      <text:p text:style-name="P1"><text:span text:style-name="T289"><text:s text:c="4"/>align-items: center;</text:span><text:span text:style-name="T290"/></text:p>
      <text:p text:style-name="P1"><text:span text:style-name="T291"><text:s text:c="4"/>min-height:<text:s/></text:span><text:span text:style-name="T292">100</text:span><text:span text:style-name="T293">vh;</text:span><text:span text:style-name="T294"/></text:p>
      <text:p text:style-name="P1"><text:span text:style-name="T295"><text:s text:c="4"/>background:url(../images/home-bg.jpg) no-repeat;</text:span><text:span text:style-name="T296"/></text:p>
      <text:p text:style-name="P1"><text:span text:style-name="T297"><text:s text:c="4"/>background-size: cover;</text:span><text:span text:style-name="T298"/></text:p>
      <text:p text:style-name="P1"><text:span text:style-name="T299"><text:s text:c="4"/>background-position: center;</text:span><text:span text:style-name="T300"/></text:p>
      <text:p text:style-name="P1"><text:span text:style-name="T301">}</text:span><text:span text:style-name="T302"/></text:p>
      <text:p text:style-name="P1"><text:span text:style-name="T302"/></text:p>
      <text:p text:style-name="P1"><text:span text:style-name="T303">.home .content{</text:span><text:span text:style-name="T304"/></text:p>
      <text:p text:style-name="P1"><text:span text:style-name="T305"><text:s text:c="4"/>max-width:<text:s/></text:span><text:span text:style-name="T306">50</text:span><text:span text:style-name="T307">rem;</text:span><text:span text:style-name="T308"/></text:p>
      <text:p text:style-name="P1"><text:span text:style-name="T309">}</text:span><text:span text:style-name="T310"/></text:p>
      <text:p text:style-name="P1"><text:span text:style-name="T310"/></text:p>
      <text:p text:style-name="P1"><text:span text:style-name="T311">.home .content h</text:span><text:span text:style-name="T312">3</text:span><text:span text:style-name="T313">{</text:span><text:span text:style-name="T314"/></text:p>
      <text:p text:style-name="P1"><text:span text:style-name="T315"><text:s text:c="4"/>font-size:<text:s/></text:span><text:span text:style-name="T316">6</text:span><text:span text:style-name="T317">rem;</text:span><text:span text:style-name="T318"/></text:p>
      <text:p text:style-name="P1"><text:span text:style-name="T319"><text:s text:c="4"/>color:#</text:span><text:span text:style-name="T320">333</text:span><text:span text:style-name="T321">;</text:span><text:span text:style-name="T322"/></text:p>
      <text:p text:style-name="P1"><text:span text:style-name="T323">}</text:span><text:span text:style-name="T324"/></text:p>
      <text:p text:style-name="P1"><text:span text:style-name="T324"/></text:p>
      <text:p text:style-name="P1"><text:span text:style-name="T325">.home .content span{</text:span><text:span text:style-name="T326"/></text:p>
      <text:p text:style-name="P1"><text:span text:style-name="T327"><text:s text:c="4"/>font-size:<text:s/></text:span><text:span text:style-name="T328">3.5</text:span><text:span text:style-name="T329">rem;</text:span><text:span text:style-name="T330"/></text:p>
      <text:p text:style-name="P1"><text:span text:style-name="T331"><text:s text:c="4"/>color:var(--pink);</text:span><text:span text:style-name="T332"/></text:p>
      <text:p text:style-name="P1"><text:span text:style-name="T333"><text:s text:c="4"/>padding:</text:span><text:span text:style-name="T334">1</text:span><text:span text:style-name="T335">rem<text:s/></text:span><text:span text:style-name="T336">0</text:span><text:span text:style-name="T337">;</text:span><text:span text:style-name="T338"/></text:p>
      <text:p text:style-name="P1"><text:span text:style-name="T339"><text:s text:c="4"/>line-height:<text:s/></text:span><text:span text:style-name="T340">1.5</text:span><text:span text:style-name="T341">;</text:span><text:span text:style-name="T342"/></text:p>
      <text:p text:style-name="P1"><text:span text:style-name="T343">}</text:span><text:span text:style-name="T344"/></text:p>
      <text:p text:style-name="P1"><text:span text:style-name="T344"/></text:p>
      <text:p text:style-name="P1"><text:span text:style-name="T345">.home .content p{</text:span><text:span text:style-name="T346"/></text:p>
      <text:p text:style-name="P1"><text:span text:style-name="T347"><text:s text:c="4"/>font-size:<text:s/></text:span><text:span text:style-name="T348">1.5</text:span><text:span text:style-name="T349">rem;</text:span><text:span text:style-name="T350"/></text:p>
      <text:p text:style-name="P1"><text:span text:style-name="T351"><text:s text:c="4"/>color:#</text:span><text:span text:style-name="T352">999</text:span><text:span text:style-name="T353">;</text:span><text:span text:style-name="T354"/></text:p>
      <text:p text:style-name="P1"><text:span text:style-name="T355"><text:s text:c="4"/>padding:</text:span><text:span text:style-name="T356">1</text:span><text:span text:style-name="T357">rem<text:s/></text:span><text:span text:style-name="T358">0</text:span><text:span text:style-name="T359">;</text:span><text:span text:style-name="T360"/></text:p>
      <text:p text:style-name="P1"><text:span text:style-name="T361"><text:s text:c="4"/>line-height:<text:s/></text:span><text:span text:style-name="T362">1.5</text:span><text:span text:style-name="T363">;</text:span><text:span text:style-name="T364"/></text:p>
      <text:p text:style-name="P1"><text:span text:style-name="T365">}</text:span><text:span text:style-name="T366"/></text:p>
      <text:p text:style-name="P1"><text:span text:style-name="T366"/></text:p>
      <text:p text:style-name="P1"><text:span text:style-name="T367">/* aboutus */</text:span><text:span text:style-name="T368"/></text:p>
      <text:p text:style-name="P1"><text:span text:style-name="T369">.learn{</text:span><text:span text:style-name="T370"/></text:p>
      <text:p text:style-name="P1"><text:span text:style-name="T371"><text:s text:c="4"/>margin-top:<text:s/></text:span><text:span text:style-name="T372">8</text:span><text:span text:style-name="T373">rem;</text:span><text:span text:style-name="T374"/></text:p>
      <text:p text:style-name="P1"><text:span text:style-name="T375"><text:s text:c="4"/>margin-bottom:<text:s/></text:span><text:span text:style-name="T376">8</text:span><text:span text:style-name="T377">rem;</text:span><text:span text:style-name="T378"/></text:p>
      <text:p text:style-name="P1"><text:span text:style-name="T379"><text:s text:c="4"/>margin-left:<text:s/></text:span><text:span text:style-name="T380">0</text:span><text:span text:style-name="T381">;</text:span><text:span text:style-name="T382"/></text:p>
      <text:p text:style-name="P1"><text:span text:style-name="T383"><text:s text:c="4"/>background: #eee;</text:span><text:span text:style-name="T384"/></text:p>
      <text:p text:style-name="P1"><text:span text:style-name="T385">}</text:span><text:span text:style-name="T386"/></text:p>
      <text:p text:style-name="P1"><text:span text:style-name="T387"><text:s/>section #aboutus{</text:span><text:span text:style-name="T388"/></text:p>
      <text:p text:style-name="P1"><text:span text:style-name="T388"/></text:p>
      <text:p text:style-name="P1"><text:span text:style-name="T389"><text:s text:c="4"/>padding:<text:s/></text:span><text:span text:style-name="T390">2</text:span><text:span text:style-name="T391">rem;</text:span><text:span text:style-name="T392"/></text:p>
      <text:p text:style-name="P1"><text:span text:style-name="T393"><text:s text:c="4"/>display: flex;</text:span><text:span text:style-name="T394"/></text:p>
      <text:p text:style-name="P1"><text:span text:style-name="T395"><text:s text:c="4"/>background: rgba(</text:span><text:span text:style-name="T396">255</text:span><text:span text:style-name="T397">,<text:s/></text:span><text:span text:style-name="T398">51</text:span><text:span text:style-name="T399">,<text:s/></text:span><text:span text:style-name="T400">153</text:span><text:span text:style-name="T401">,.</text:span><text:span text:style-name="T402">05</text:span><text:span text:style-name="T403">);</text:span><text:span text:style-name="T404"/></text:p>
      <text:p text:style-name="P1"><text:span text:style-name="T405"><text:s text:c="4"/>border-radius:<text:s/></text:span><text:span text:style-name="T406">20</text:span><text:span text:style-name="T407">%;</text:span><text:span text:style-name="T408"/></text:p>
      <text:p text:style-name="P1"><text:span text:style-name="T409"><text:s text:c="4"/></text:span><text:span text:style-name="T410"/></text:p>
      <text:p text:style-name="P1"><text:span text:style-name="T411"><text:s text:c="4"/></text:span><text:span text:style-name="T412"/></text:p>
      <text:p text:style-name="P1"><text:span text:style-name="T413"><text:s text:c="4"/></text:span><text:span text:style-name="T414"/></text:p>
      <text:p text:style-name="P1"><text:span text:style-name="T415"><text:s text:c="4"/></text:span><text:span text:style-name="T416"/></text:p>
      <text:p text:style-name="P1"><text:span text:style-name="T416"/></text:p>
      <text:p text:style-name="P1"><text:span text:style-name="T417"><text:s text:c="4"/></text:span><text:span text:style-name="T418"/></text:p>
      <text:p text:style-name="P1"><text:span text:style-name="T419">}</text:span><text:span text:style-name="T420"/></text:p>
      <text:p text:style-name="P1"><text:span text:style-name="T421">.ul{</text:span><text:span text:style-name="T422"/></text:p>
      <text:p text:style-name="P1"><text:span text:style-name="T423"><text:s text:c="4"/>padding:<text:s/></text:span><text:span text:style-name="T424">3</text:span><text:span text:style-name="T425">rem;</text:span><text:span text:style-name="T426"/></text:p>
      <text:p text:style-name="P1"><text:span text:style-name="T427"><text:s text:c="4"/>text-transform: capitalize;</text:span><text:span text:style-name="T428"/></text:p>
      <text:p text:style-name="P1"><text:span text:style-name="T429"><text:s text:c="4"/>line-height:<text:s/></text:span><text:span text:style-name="T430">2</text:span><text:span text:style-name="T431">;</text:span><text:span text:style-name="T432"/></text:p>
      <text:p text:style-name="P1"><text:span text:style-name="T433"><text:s text:c="4"/>font-size: large;</text:span><text:span text:style-name="T434"/></text:p>
      <text:p text:style-name="P1"><text:span text:style-name="T435"><text:s text:c="4"/>text-align: justify;</text:span><text:span text:style-name="T436"/></text:p>
      <text:p text:style-name="P1"><text:span text:style-name="T437"><text:s text:c="4"/></text:span><text:span text:style-name="T438"/></text:p>
      <text:p text:style-name="P1"><text:span text:style-name="T439"><text:s text:c="4"/></text:span><text:span text:style-name="T440"/></text:p>
      <text:p text:style-name="P1"><text:span text:style-name="T440"/></text:p>
      <text:p text:style-name="P1"><text:span text:style-name="T441">}</text:span><text:span text:style-name="T442"/></text:p>
      <text:p text:style-name="P1"><text:span text:style-name="T442"/></text:p>
      <text:p text:style-name="P1"><text:span text:style-name="T443">.about .row{</text:span><text:span text:style-name="T444"/></text:p>
      <text:p text:style-name="P1"><text:span text:style-name="T445"><text:s text:c="4"/>display: flex;</text:span><text:span text:style-name="T446"/></text:p>
      <text:p text:style-name="P1"><text:span text:style-name="T447"><text:s text:c="4"/>align-items: center;</text:span><text:span text:style-name="T448"/></text:p>
      <text:p text:style-name="P1"><text:span text:style-name="T449"><text:s text:c="4"/>gap:</text:span><text:span text:style-name="T450">2</text:span><text:span text:style-name="T451">rem;</text:span><text:span text:style-name="T452"/></text:p>
      <text:p text:style-name="P1"><text:span text:style-name="T453"><text:s text:c="4"/>flex-wrap: wrap;</text:span><text:span text:style-name="T454"/></text:p>
      <text:p text:style-name="P1"><text:span text:style-name="T455"><text:s text:c="4"/>padding:</text:span><text:span text:style-name="T456">2</text:span><text:span text:style-name="T457">rem<text:s/></text:span><text:span text:style-name="T458">0</text:span><text:span text:style-name="T459">;</text:span><text:span text:style-name="T460"/></text:p>
      <text:p text:style-name="P1"><text:span text:style-name="T461"><text:s text:c="4"/>padding-bottom:<text:s/></text:span><text:span text:style-name="T462">3</text:span><text:span text:style-name="T463">rem;</text:span><text:span text:style-name="T464"/></text:p>
      <text:p text:style-name="P1"><text:span text:style-name="T465">}</text:span><text:span text:style-name="T466"/></text:p>
      <text:p text:style-name="P1"><text:span text:style-name="T466"/></text:p>
      <text:p text:style-name="P1"><text:span text:style-name="T467">.about .row .video-container{</text:span><text:span text:style-name="T468"/></text:p>
      <text:p text:style-name="P1"><text:span text:style-name="T469"><text:s text:c="4"/>flex:</text:span><text:span text:style-name="T470">1 1 40</text:span><text:span text:style-name="T471">rem;</text:span><text:span text:style-name="T472"/></text:p>
      <text:p text:style-name="P1"><text:span text:style-name="T473"><text:s text:c="4"/>position: relative;</text:span><text:span text:style-name="T474"/></text:p>
      <text:p text:style-name="P1"><text:span text:style-name="T475">}</text:span><text:span text:style-name="T476"/></text:p>
      <text:p text:style-name="P1"><text:span text:style-name="T476"/></text:p>
      <text:p text:style-name="P1"><text:span text:style-name="T477">.about .row .video-container video{</text:span><text:span text:style-name="T478"/></text:p>
      <text:p text:style-name="P1"><text:span text:style-name="T479"><text:s text:c="4"/>width:</text:span><text:span text:style-name="T480">100</text:span><text:span text:style-name="T481">%;</text:span><text:span text:style-name="T482"/></text:p>
      <text:p text:style-name="P1"><text:span text:style-name="T483"><text:s text:c="4"/>border:</text:span><text:span text:style-name="T484">1.5</text:span><text:span text:style-name="T485">rem solid #fff;</text:span><text:span text:style-name="T486"/></text:p>
      <text:p text:style-name="P1"><text:span text:style-name="T487"><text:s text:c="4"/>border-radius: .</text:span><text:span text:style-name="T488">5</text:span><text:span text:style-name="T489">rem;</text:span><text:span text:style-name="T490"/></text:p>
      <text:p text:style-name="P1"><text:span text:style-name="T491"><text:s text:c="4"/>box-shadow:<text:s/></text:span><text:span text:style-name="T492">0<text:s/></text:span><text:span text:style-name="T493">.</text:span><text:span text:style-name="T494">5</text:span><text:span text:style-name="T495">rem<text:s/></text:span><text:span text:style-name="T496">1</text:span><text:span text:style-name="T497">rem rgba(</text:span><text:span text:style-name="T498">0,0,0</text:span><text:span text:style-name="T499">,.</text:span><text:span text:style-name="T500">1</text:span><text:span text:style-name="T501">);</text:span><text:span text:style-name="T502"/></text:p>
      <text:p text:style-name="P1"><text:span text:style-name="T503"><text:s text:c="4"/>height:<text:s/></text:span><text:span text:style-name="T504">100</text:span><text:span text:style-name="T505">%;</text:span><text:span text:style-name="T506"/></text:p>
      <text:p text:style-name="P1"><text:span text:style-name="T507"><text:s text:c="4"/>object-fit: cover;</text:span><text:span text:style-name="T508"/></text:p>
      <text:p text:style-name="P1"><text:span text:style-name="T509">}</text:span><text:span text:style-name="T510"/></text:p>
      <text:p text:style-name="P1"><text:span text:style-name="T510"/></text:p>
      <text:p text:style-name="P1"><text:span text:style-name="T511">.about .row .video-container h</text:span><text:span text:style-name="T512">3</text:span><text:span text:style-name="T513">{</text:span><text:span text:style-name="T514"/></text:p>
      <text:p text:style-name="P1"><text:span text:style-name="T515"><text:s text:c="4"/>position: absolute;</text:span><text:span text:style-name="T516"/></text:p>
      <text:p text:style-name="P1"><text:span text:style-name="T517"><text:s text:c="4"/>top:</text:span><text:span text:style-name="T518">50</text:span><text:span text:style-name="T519">%; transform: translateY(-</text:span><text:span text:style-name="T520">50</text:span><text:span text:style-name="T521">%);</text:span><text:span text:style-name="T522"/></text:p>
      <text:p text:style-name="P1"><text:span text:style-name="T523"><text:s text:c="4"/>font-size:<text:s/></text:span><text:span text:style-name="T524">3</text:span><text:span text:style-name="T525">rem;</text:span><text:span text:style-name="T526"/></text:p>
      <text:p text:style-name="P1"><text:span text:style-name="T527"><text:s text:c="4"/>background:#fff;</text:span><text:span text:style-name="T528"/></text:p>
      <text:p text:style-name="P1"><text:span text:style-name="T529"><text:s text:c="4"/>width:</text:span><text:span text:style-name="T530">100</text:span><text:span text:style-name="T531">%;</text:span><text:span text:style-name="T532"/></text:p>
      <text:p text:style-name="P1"><text:span text:style-name="T533"><text:s text:c="4"/>padding:</text:span><text:span text:style-name="T534">1</text:span><text:span text:style-name="T535">rem<text:s/></text:span><text:span text:style-name="T536">2</text:span><text:span text:style-name="T537">rem;</text:span><text:span text:style-name="T538"/></text:p>
      <text:p text:style-name="P1"><text:span text:style-name="T539"><text:s text:c="4"/>text-align: center;</text:span><text:span text:style-name="T540"/></text:p>
      <text:p text:style-name="P1"><text:span text:style-name="T541"><text:s text:c="4"/>mix-blend-mode: screen;</text:span><text:span text:style-name="T542"/></text:p>
      <text:p text:style-name="P1"><text:span text:style-name="T543">}</text:span><text:span text:style-name="T544"/></text:p>
      <text:p text:style-name="P1"><text:span text:style-name="T544"/></text:p>
      <text:p text:style-name="P1"><text:span text:style-name="T545">.about .row .content{</text:span><text:span text:style-name="T546"/></text:p>
      <text:p text:style-name="P1"><text:span text:style-name="T547"><text:s text:c="4"/>flex:</text:span><text:span text:style-name="T548">1 1 40</text:span><text:span text:style-name="T549">rem;</text:span><text:span text:style-name="T550"/></text:p>
      <text:p text:style-name="P1"><text:span text:style-name="T551">}</text:span><text:span text:style-name="T552"/></text:p>
      <text:p text:style-name="P1"><text:span text:style-name="T552"/></text:p>
      <text:p text:style-name="P1"><text:span text:style-name="T553">.about .row .content h</text:span><text:span text:style-name="T554">3</text:span><text:span text:style-name="T555">{</text:span><text:span text:style-name="T556"/></text:p>
      <text:p text:style-name="P1"><text:span text:style-name="T557"><text:s text:c="4"/>font-size:<text:s/></text:span><text:span text:style-name="T558">3</text:span><text:span text:style-name="T559">rem;</text:span><text:span text:style-name="T560"/></text:p>
      <text:p text:style-name="P1"><text:span text:style-name="T561"><text:s text:c="4"/>color:#</text:span><text:span text:style-name="T562">333</text:span><text:span text:style-name="T563">;</text:span><text:span text:style-name="T564"/></text:p>
      <text:p text:style-name="P1"><text:span text:style-name="T565">}</text:span><text:span text:style-name="T566"/></text:p>
      <text:p text:style-name="P1"><text:span text:style-name="T566"/></text:p>
      <text:p text:style-name="P1"><text:span text:style-name="T567">.about .row .content p{</text:span><text:span text:style-name="T568"/></text:p>
      <text:p text:style-name="P1"><text:span text:style-name="T569"><text:s text:c="4"/>font-size:<text:s/></text:span><text:span text:style-name="T570">1.5</text:span><text:span text:style-name="T571">rem;</text:span><text:span text:style-name="T572"/></text:p>
      <text:p text:style-name="P1"><text:span text:style-name="T573"><text:s text:c="4"/>color:#</text:span><text:span text:style-name="T574">999</text:span><text:span text:style-name="T575">;</text:span><text:span text:style-name="T576"/></text:p>
      <text:p text:style-name="P1"><text:span text:style-name="T577"><text:s text:c="4"/>padding:.</text:span><text:span text:style-name="T578">5</text:span><text:span text:style-name="T579">rem<text:s/></text:span><text:span text:style-name="T580">0</text:span><text:span text:style-name="T581">;</text:span><text:span text:style-name="T582"/></text:p>
      <text:p text:style-name="P1"><text:span text:style-name="T583"><text:s text:c="4"/>padding-top:<text:s/></text:span><text:span text:style-name="T584">1</text:span><text:span text:style-name="T585">rem;</text:span><text:span text:style-name="T586"/></text:p>
      <text:p text:style-name="P1"><text:span text:style-name="T587"><text:s text:c="4"/>line-height:<text:s/></text:span><text:span text:style-name="T588">1.5</text:span><text:span text:style-name="T589">;</text:span><text:span text:style-name="T590"/></text:p>
      <text:p text:style-name="P1"><text:span text:style-name="T591">}</text:span><text:span text:style-name="T592"/></text:p>
      <text:p text:style-name="P1"><text:span text:style-name="T592"/></text:p>
      <text:p text:style-name="P1"><text:span text:style-name="T593">.icons-container{</text:span><text:span text:style-name="T594"/></text:p>
      <text:p text:style-name="P1"><text:span text:style-name="T595"><text:s text:c="4"/>background:#eee;</text:span><text:span text:style-name="T596"/></text:p>
      <text:p text:style-name="P1"><text:span text:style-name="T597"><text:s text:c="4"/>display: flex;</text:span><text:span text:style-name="T598"/></text:p>
      <text:p text:style-name="P1"><text:span text:style-name="T599"><text:s text:c="4"/>flex-wrap: wrap;</text:span><text:span text:style-name="T600"/></text:p>
      <text:p text:style-name="P1"><text:span text:style-name="T601"><text:s text:c="4"/>gap:</text:span><text:span text:style-name="T602">1.5</text:span><text:span text:style-name="T603">rem;</text:span><text:span text:style-name="T604"/></text:p>
      <text:p text:style-name="P1"><text:span text:style-name="T605"><text:s text:c="4"/>padding-top:<text:s/></text:span><text:span text:style-name="T606">5</text:span><text:span text:style-name="T607">rem;</text:span><text:span text:style-name="T608"/></text:p>
      <text:p text:style-name="P1"><text:span text:style-name="T609"><text:s text:c="4"/>padding-bottom:<text:s/></text:span><text:span text:style-name="T610">5</text:span><text:span text:style-name="T611">rem;</text:span><text:span text:style-name="T612"/></text:p>
      <text:p text:style-name="P1"><text:span text:style-name="T613">}</text:span><text:span text:style-name="T614"/></text:p>
      <text:p text:style-name="P1"><text:span text:style-name="T614"/></text:p>
      <text:p text:style-name="P1"><text:span text:style-name="T615">.icons-container .icons{</text:span><text:span text:style-name="T616"/></text:p>
      <text:p text:style-name="P1"><text:span text:style-name="T617"><text:s text:c="4"/>background:#fff;</text:span><text:span text:style-name="T618"/></text:p>
      <text:p text:style-name="P1"><text:span text:style-name="T619"><text:s text:c="4"/>border:.</text:span><text:span text:style-name="T620">1</text:span><text:span text:style-name="T621">rem solid rgba(</text:span><text:span text:style-name="T622">0,0,0</text:span><text:span text:style-name="T623">,.</text:span><text:span text:style-name="T624">1</text:span><text:span text:style-name="T625">);</text:span><text:span text:style-name="T626"/></text:p>
      <text:p text:style-name="P1"><text:span text:style-name="T627"><text:s text:c="4"/>padding:</text:span><text:span text:style-name="T628">2</text:span><text:span text:style-name="T629">rem;</text:span><text:span text:style-name="T630"/></text:p>
      <text:p text:style-name="P1"><text:span text:style-name="T631"><text:s text:c="4"/>display: flex;</text:span><text:span text:style-name="T632"/></text:p>
      <text:p text:style-name="P1"><text:span text:style-name="T633"><text:s text:c="4"/>align-items: center;</text:span><text:span text:style-name="T634"/></text:p>
      <text:p text:style-name="P1"><text:span text:style-name="T635"><text:s text:c="4"/>flex:</text:span><text:span text:style-name="T636">1 1 25</text:span><text:span text:style-name="T637">rem;</text:span><text:span text:style-name="T638"/></text:p>
      <text:p text:style-name="P1"><text:span text:style-name="T639">}</text:span><text:span text:style-name="T640"/></text:p>
      <text:p text:style-name="P1"><text:span text:style-name="T640"/></text:p>
      <text:p text:style-name="P1"><text:span text:style-name="T641">.icons-container .icons img{</text:span><text:span text:style-name="T642"/></text:p>
      <text:p text:style-name="P1"><text:span text:style-name="T643"><text:s text:c="4"/>height:</text:span><text:span text:style-name="T644">5</text:span><text:span text:style-name="T645">rem;</text:span><text:span text:style-name="T646"/></text:p>
      <text:p text:style-name="P1"><text:span text:style-name="T647"><text:s text:c="4"/>margin-right:<text:s/></text:span><text:span text:style-name="T648">2</text:span><text:span text:style-name="T649">rem;</text:span><text:span text:style-name="T650"/></text:p>
      <text:p text:style-name="P1"><text:span text:style-name="T651">}</text:span><text:span text:style-name="T652"/></text:p>
      <text:p text:style-name="P1"><text:span text:style-name="T652"/></text:p>
      <text:p text:style-name="P1"><text:span text:style-name="T653">.icons-container .icons h</text:span><text:span text:style-name="T654">3</text:span><text:span text:style-name="T655">{</text:span><text:span text:style-name="T656"/></text:p>
      <text:p text:style-name="P1"><text:span text:style-name="T657"><text:s text:c="4"/>color:#</text:span><text:span text:style-name="T658">333</text:span><text:span text:style-name="T659">;</text:span><text:span text:style-name="T660"/></text:p>
      <text:p text:style-name="P1"><text:span text:style-name="T661"><text:s text:c="4"/>padding-bottom: .</text:span><text:span text:style-name="T662">5</text:span><text:span text:style-name="T663">rem;</text:span><text:span text:style-name="T664"/></text:p>
      <text:p text:style-name="P1"><text:span text:style-name="T665"><text:s text:c="4"/>font-size:<text:s/></text:span><text:span text:style-name="T666">1.5</text:span><text:span text:style-name="T667">rem;</text:span><text:span text:style-name="T668"/></text:p>
      <text:p text:style-name="P1"><text:span text:style-name="T669">}</text:span><text:span text:style-name="T670"/></text:p>
      <text:p text:style-name="P1"><text:span text:style-name="T670"/></text:p>
      <text:p text:style-name="P1"><text:span text:style-name="T671">.icons-container .icons span{</text:span><text:span text:style-name="T672"/></text:p>
      <text:p text:style-name="P1"><text:span text:style-name="T673"><text:s text:c="4"/>color:#</text:span><text:span text:style-name="T674">555</text:span><text:span text:style-name="T675">;</text:span><text:span text:style-name="T676"/></text:p>
      <text:p text:style-name="P1"><text:span text:style-name="T677"><text:s text:c="4"/>font-size:<text:s/></text:span><text:span text:style-name="T678">1.3</text:span><text:span text:style-name="T679">rem;</text:span><text:span text:style-name="T680"/></text:p>
      <text:p text:style-name="P1"><text:span text:style-name="T681">}</text:span><text:span text:style-name="T682"/></text:p>
      <text:p text:style-name="P1"><text:span text:style-name="T682"/></text:p>
      <text:p text:style-name="P1"><text:span text:style-name="T683">.products .box-container{</text:span><text:span text:style-name="T684"/></text:p>
      <text:p text:style-name="P1"><text:span text:style-name="T685"><text:s text:c="4"/>display: flex;</text:span><text:span text:style-name="T686"/></text:p>
      <text:p text:style-name="P1"><text:span text:style-name="T687"><text:s text:c="4"/>flex-wrap: wrap;</text:span><text:span text:style-name="T688"/></text:p>
      <text:p text:style-name="P1"><text:span text:style-name="T689"><text:s text:c="4"/>gap:</text:span><text:span text:style-name="T690">1.5</text:span><text:span text:style-name="T691">rem;</text:span><text:span text:style-name="T692"/></text:p>
      <text:p text:style-name="P1"><text:span text:style-name="T693">}</text:span><text:span text:style-name="T694"/></text:p>
      <text:p text:style-name="P1"><text:span text:style-name="T694"/></text:p>
      <text:p text:style-name="P1"><text:span text:style-name="T695">.products .box-container .box{</text:span><text:span text:style-name="T696"/></text:p>
      <text:p text:style-name="P1"><text:span text:style-name="T697"><text:s text:c="4"/>flex:</text:span><text:span text:style-name="T698">1 1 30</text:span><text:span text:style-name="T699">rem;</text:span><text:span text:style-name="T700"/></text:p>
      <text:p text:style-name="P1"><text:span text:style-name="T701"><text:s text:c="4"/>box-shadow:<text:s/></text:span><text:span text:style-name="T702">0<text:s/></text:span><text:span text:style-name="T703">.</text:span><text:span text:style-name="T704">5</text:span><text:span text:style-name="T705">rem<text:s/></text:span><text:span text:style-name="T706">1.5</text:span><text:span text:style-name="T707">rem rgba(</text:span><text:span text:style-name="T708">0,0,0</text:span><text:span text:style-name="T709">,.</text:span><text:span text:style-name="T710">1</text:span><text:span text:style-name="T711">);</text:span><text:span text:style-name="T712"/></text:p>
      <text:p text:style-name="P1"><text:span text:style-name="T713"><text:s text:c="4"/>border-radius: .</text:span><text:span text:style-name="T714">5</text:span><text:span text:style-name="T715">rem;</text:span><text:span text:style-name="T716"/></text:p>
      <text:p text:style-name="P1"><text:span text:style-name="T717"><text:s text:c="4"/>border:.</text:span><text:span text:style-name="T718">1</text:span><text:span text:style-name="T719">rem solid rgba(</text:span><text:span text:style-name="T720">0,0,0</text:span><text:span text:style-name="T721">,.</text:span><text:span text:style-name="T722">1</text:span><text:span text:style-name="T723">);</text:span><text:span text:style-name="T724"/></text:p>
      <text:p text:style-name="P1"><text:span text:style-name="T725"><text:s text:c="4"/>position: relative;<text:s text:c="4"/></text:span><text:span text:style-name="T726"/></text:p>
      <text:p text:style-name="P1"><text:span text:style-name="T727">}</text:span><text:span text:style-name="T728"/></text:p>
      <text:p text:style-name="P1"><text:span text:style-name="T728"/></text:p>
      <text:p text:style-name="P1"><text:span text:style-name="T729">.products .box-container .box .discount{</text:span><text:span text:style-name="T730"/></text:p>
      <text:p text:style-name="P1"><text:span text:style-name="T731"><text:s text:c="4"/>position: absolute;</text:span><text:span text:style-name="T732"/></text:p>
      <text:p text:style-name="P1"><text:span text:style-name="T733"><text:s text:c="4"/>top:</text:span><text:span text:style-name="T734">1</text:span><text:span text:style-name="T735">rem; left:</text:span><text:span text:style-name="T736">1</text:span><text:span text:style-name="T737">rem;</text:span><text:span text:style-name="T738"/></text:p>
      <text:p text:style-name="P1"><text:span text:style-name="T739"><text:s text:c="4"/>padding:.</text:span><text:span text:style-name="T740">7</text:span><text:span text:style-name="T741">rem<text:s/></text:span><text:span text:style-name="T742">1</text:span><text:span text:style-name="T743">rem;</text:span><text:span text:style-name="T744"/></text:p>
      <text:p text:style-name="P1"><text:span text:style-name="T745"><text:s text:c="4"/>font-size:<text:s/></text:span><text:span text:style-name="T746">2</text:span><text:span text:style-name="T747">rem;</text:span><text:span text:style-name="T748"/></text:p>
      <text:p text:style-name="P1"><text:span text:style-name="T749"><text:s text:c="4"/>color:var(--pink);</text:span><text:span text:style-name="T750"/></text:p>
      <text:p text:style-name="P1"><text:span text:style-name="T751"><text:s text:c="4"/>background:rgba(</text:span><text:span text:style-name="T752">255</text:span><text:span text:style-name="T753">,<text:s/></text:span><text:span text:style-name="T754">51</text:span><text:span text:style-name="T755">,<text:s/></text:span><text:span text:style-name="T756">153</text:span><text:span text:style-name="T757">,.</text:span><text:span text:style-name="T758">05</text:span><text:span text:style-name="T759">);</text:span><text:span text:style-name="T760"/></text:p>
      <text:p text:style-name="P1"><text:span text:style-name="T761"><text:s text:c="4"/>z-index:<text:s/></text:span><text:span text:style-name="T762">1</text:span><text:span text:style-name="T763">;</text:span><text:span text:style-name="T764"/></text:p>
      <text:p text:style-name="P1"><text:span text:style-name="T765"><text:s text:c="4"/>border-radius: .</text:span><text:span text:style-name="T766">5</text:span><text:span text:style-name="T767">rem;</text:span><text:span text:style-name="T768"/></text:p>
      <text:p text:style-name="P1"><text:span text:style-name="T769">}</text:span><text:span text:style-name="T770"/></text:p>
      <text:p text:style-name="P1"><text:span text:style-name="T770"/></text:p>
      <text:p text:style-name="P1"><text:span text:style-name="T771">.products .box-container .box .image{</text:span><text:span text:style-name="T772"/></text:p>
      <text:p text:style-name="P1"><text:span text:style-name="T773"><text:s text:c="4"/>position: relative;</text:span><text:span text:style-name="T774"/></text:p>
      <text:p text:style-name="P1"><text:span text:style-name="T775"><text:s text:c="4"/>text-align: center;</text:span><text:span text:style-name="T776"/></text:p>
      <text:p text:style-name="P1"><text:span text:style-name="T777"><text:s text:c="4"/>padding-top:<text:s/></text:span><text:span text:style-name="T778">2</text:span><text:span text:style-name="T779">rem;</text:span><text:span text:style-name="T780"/></text:p>
      <text:p text:style-name="P1"><text:span text:style-name="T781"><text:s text:c="4"/>overflow:hidden;</text:span><text:span text:style-name="T782"/></text:p>
      <text:p text:style-name="P1"><text:span text:style-name="T783">}</text:span><text:span text:style-name="T784"/></text:p>
      <text:p text:style-name="P1"><text:span text:style-name="T784"/></text:p>
      <text:p text:style-name="P1"><text:span text:style-name="T785">.products .box-container .box .image img{</text:span><text:span text:style-name="T786"/></text:p>
      <text:p text:style-name="P1"><text:span text:style-name="T787"><text:s text:c="4"/>height:</text:span><text:span text:style-name="T788">25</text:span><text:span text:style-name="T789">rem;</text:span><text:span text:style-name="T790"/></text:p>
      <text:p text:style-name="P1"><text:span text:style-name="T791">}</text:span><text:span text:style-name="T792"/></text:p>
      <text:p text:style-name="P1"><text:span text:style-name="T792"/></text:p>
      <text:p text:style-name="P1"><text:span text:style-name="T793">.products .box-container .box:hover .image img{</text:span><text:span text:style-name="T794"/></text:p>
      <text:p text:style-name="P1"><text:span text:style-name="T795"><text:s text:c="4"/>transform: scale(</text:span><text:span text:style-name="T796">1.1</text:span><text:span text:style-name="T797">);</text:span><text:span text:style-name="T798"/></text:p>
      <text:p text:style-name="P1"><text:span text:style-name="T799">}</text:span><text:span text:style-name="T800"/></text:p>
      <text:p text:style-name="P1"><text:span text:style-name="T800"/></text:p>
      <text:p text:style-name="P1"><text:span text:style-name="T801">.products .box-container .box .image .icons{</text:span><text:span text:style-name="T802"/></text:p>
      <text:p text:style-name="P1"><text:span text:style-name="T803"><text:s text:c="4"/>position: absolute;</text:span><text:span text:style-name="T804"/></text:p>
      <text:p text:style-name="P1"><text:span text:style-name="T805"><text:s text:c="4"/>bottom:-</text:span><text:span text:style-name="T806">7</text:span><text:span text:style-name="T807">rem; left:</text:span><text:span text:style-name="T808">0</text:span><text:span text:style-name="T809">; right:</text:span><text:span text:style-name="T810">0</text:span><text:span text:style-name="T811">;</text:span><text:span text:style-name="T812"/></text:p>
      <text:p text:style-name="P1"><text:span text:style-name="T813"><text:s text:c="4"/>display: flex;</text:span><text:span text:style-name="T814"/></text:p>
      <text:p text:style-name="P1"><text:span text:style-name="T815">}</text:span><text:span text:style-name="T816"/></text:p>
      <text:p text:style-name="P1"><text:span text:style-name="T816"/></text:p>
      <text:p text:style-name="P1"><text:span text:style-name="T817">.products .box-container .box:hover .image .icons{</text:span><text:span text:style-name="T818"/></text:p>
      <text:p text:style-name="P1"><text:span text:style-name="T819"><text:s text:c="4"/>bottom:</text:span><text:span text:style-name="T820">0</text:span><text:span text:style-name="T821">;</text:span><text:span text:style-name="T822"/></text:p>
      <text:p text:style-name="P1"><text:span text:style-name="T823">}</text:span><text:span text:style-name="T824"/></text:p>
      <text:p text:style-name="P1"><text:span text:style-name="T824"/></text:p>
      <text:p text:style-name="P1"><text:span text:style-name="T825">.products .box-container .box .image .icons a{</text:span><text:span text:style-name="T826"/></text:p>
      <text:p text:style-name="P1"><text:span text:style-name="T827"><text:s text:c="4"/>height:<text:s/></text:span><text:span text:style-name="T828">5</text:span><text:span text:style-name="T829">rem;</text:span><text:span text:style-name="T830"/></text:p>
      <text:p text:style-name="P1"><text:span text:style-name="T831"><text:s text:c="4"/>line-height:<text:s/></text:span><text:span text:style-name="T832">5</text:span><text:span text:style-name="T833">rem;</text:span><text:span text:style-name="T834"/></text:p>
      <text:p text:style-name="P1"><text:span text:style-name="T835"><text:s text:c="4"/>font-size:<text:s/></text:span><text:span text:style-name="T836">2</text:span><text:span text:style-name="T837">rem;</text:span><text:span text:style-name="T838"/></text:p>
      <text:p text:style-name="P1"><text:span text:style-name="T839"><text:s text:c="4"/>width:</text:span><text:span text:style-name="T840">50</text:span><text:span text:style-name="T841">%;</text:span><text:span text:style-name="T842"/></text:p>
      <text:p text:style-name="P1"><text:span text:style-name="T843"><text:s text:c="4"/>background:var(--pink);</text:span><text:span text:style-name="T844"/></text:p>
      <text:p text:style-name="P1"><text:span text:style-name="T845"><text:s text:c="4"/>color:#fff;</text:span><text:span text:style-name="T846"/></text:p>
      <text:p text:style-name="P1"><text:span text:style-name="T847">}</text:span><text:span text:style-name="T848"/></text:p>
      <text:p text:style-name="P1"><text:span text:style-name="T848"/></text:p>
      <text:p text:style-name="P1"><text:span text:style-name="T849">.products .box-container .box .image .icons .cart-btn{</text:span><text:span text:style-name="T850"/></text:p>
      <text:p text:style-name="P1"><text:span text:style-name="T851"><text:s text:c="4"/>border-left: .</text:span><text:span text:style-name="T852">1</text:span><text:span text:style-name="T853">rem solid #fff</text:span><text:span text:style-name="T854">7</text:span><text:span text:style-name="T855">;</text:span><text:span text:style-name="T856"/></text:p>
      <text:p text:style-name="P1"><text:span text:style-name="T857"><text:s text:c="4"/>border-right: .</text:span><text:span text:style-name="T858">1</text:span><text:span text:style-name="T859">rem solid #fff</text:span><text:span text:style-name="T860">7</text:span><text:span text:style-name="T861">;</text:span><text:span text:style-name="T862"/></text:p>
      <text:p text:style-name="P1"><text:span text:style-name="T863"><text:s text:c="4"/>width:</text:span><text:span text:style-name="T864">100</text:span><text:span text:style-name="T865">%;</text:span><text:span text:style-name="T866"/></text:p>
      <text:p text:style-name="P1"><text:span text:style-name="T867">}</text:span><text:span text:style-name="T868"/></text:p>
      <text:p text:style-name="P1"><text:span text:style-name="T868"/></text:p>
      <text:p text:style-name="P1"><text:span text:style-name="T869">.products .box-container .box .image .icons a:hover{</text:span><text:span text:style-name="T870"/></text:p>
      <text:p text:style-name="P1"><text:span text:style-name="T871"><text:s text:c="4"/>background:#</text:span><text:span text:style-name="T872">333</text:span><text:span text:style-name="T873">;</text:span><text:span text:style-name="T874"/></text:p>
      <text:p text:style-name="P1"><text:span text:style-name="T875">}</text:span><text:span text:style-name="T876"/></text:p>
      <text:p text:style-name="P1"><text:span text:style-name="T876"/></text:p>
      <text:p text:style-name="P1"><text:span text:style-name="T877">.products .box-container .box .content{</text:span><text:span text:style-name="T878"/></text:p>
      <text:p text:style-name="P1"><text:span text:style-name="T879"><text:s text:c="4"/>padding:</text:span><text:span text:style-name="T880">2</text:span><text:span text:style-name="T881">rem;</text:span><text:span text:style-name="T882"/></text:p>
      <text:p text:style-name="P1"><text:span text:style-name="T883"><text:s text:c="4"/>text-align: center;</text:span><text:span text:style-name="T884"/></text:p>
      <text:p text:style-name="P1"><text:span text:style-name="T885">}</text:span><text:span text:style-name="T886"/></text:p>
      <text:p text:style-name="P1"><text:span text:style-name="T886"/></text:p>
      <text:p text:style-name="P1"><text:span text:style-name="T887">.products .box-container .box .content h</text:span><text:span text:style-name="T888">3</text:span><text:span text:style-name="T889">{</text:span><text:span text:style-name="T890"/></text:p>
      <text:p text:style-name="P1"><text:span text:style-name="T891"><text:s text:c="4"/>font-size:<text:s/></text:span><text:span text:style-name="T892">2.5</text:span><text:span text:style-name="T893">rem;</text:span><text:span text:style-name="T894"/></text:p>
      <text:p text:style-name="P1"><text:span text:style-name="T895"><text:s text:c="4"/>color:#</text:span><text:span text:style-name="T896">333</text:span><text:span text:style-name="T897">;</text:span><text:span text:style-name="T898"/></text:p>
      <text:p text:style-name="P1"><text:span text:style-name="T899">}</text:span><text:span text:style-name="T900"/></text:p>
      <text:p text:style-name="P1"><text:span text:style-name="T900"/></text:p>
      <text:p text:style-name="P1"><text:span text:style-name="T901">.products .box-container .box .content .price{</text:span><text:span text:style-name="T902"/></text:p>
      <text:p text:style-name="P1"><text:span text:style-name="T903"><text:s text:c="4"/>font-size:<text:s/></text:span><text:span text:style-name="T904">2.5</text:span><text:span text:style-name="T905">rem;</text:span><text:span text:style-name="T906"/></text:p>
      <text:p text:style-name="P1"><text:span text:style-name="T907"><text:s text:c="4"/>color:var(--pink);</text:span><text:span text:style-name="T908"/></text:p>
      <text:p text:style-name="P1"><text:span text:style-name="T909"><text:s text:c="4"/>font-weight: bolder;</text:span><text:span text:style-name="T910"/></text:p>
      <text:p text:style-name="P1"><text:span text:style-name="T911"><text:s text:c="4"/>padding-top:<text:s/></text:span><text:span text:style-name="T912">1</text:span><text:span text:style-name="T913">rem;</text:span><text:span text:style-name="T914"/></text:p>
      <text:p text:style-name="P1"><text:span text:style-name="T915">}</text:span><text:span text:style-name="T916"/></text:p>
      <text:p text:style-name="P1"><text:span text:style-name="T916"/></text:p>
      <text:p text:style-name="P1"><text:span text:style-name="T917">.products .box-container .box .content .price span{</text:span><text:span text:style-name="T918"/></text:p>
      <text:p text:style-name="P1"><text:span text:style-name="T919"><text:s text:c="4"/>font-size:<text:s/></text:span><text:span text:style-name="T920">1.5</text:span><text:span text:style-name="T921">rem;</text:span><text:span text:style-name="T922"/></text:p>
      <text:p text:style-name="P1"><text:span text:style-name="T923"><text:s text:c="4"/>color:#</text:span><text:span text:style-name="T924">999</text:span><text:span text:style-name="T925">;</text:span><text:span text:style-name="T926"/></text:p>
      <text:p text:style-name="P1"><text:span text:style-name="T927"><text:s text:c="4"/>font-weight: lighter;</text:span><text:span text:style-name="T928"/></text:p>
      <text:p text:style-name="P1"><text:span text:style-name="T929"><text:s text:c="4"/>text-decoration: line-through;</text:span><text:span text:style-name="T930"/></text:p>
      <text:p text:style-name="P1"><text:span text:style-name="T931">}</text:span><text:span text:style-name="T932"/></text:p>
      <text:p text:style-name="P1"><text:span text:style-name="T932"/></text:p>
      <text:p text:style-name="P1"><text:span text:style-name="T933">.review .box-container{</text:span><text:span text:style-name="T934"/></text:p>
      <text:p text:style-name="P1"><text:span text:style-name="T935"><text:s text:c="4"/>display: flex;</text:span><text:span text:style-name="T936"/></text:p>
      <text:p text:style-name="P1"><text:span text:style-name="T937"><text:s text:c="4"/>flex-wrap: wrap;</text:span><text:span text:style-name="T938"/></text:p>
      <text:p text:style-name="P1"><text:span text:style-name="T939"><text:s text:c="4"/>gap:</text:span><text:span text:style-name="T940">1.5</text:span><text:span text:style-name="T941">rem;</text:span><text:span text:style-name="T942"/></text:p>
      <text:p text:style-name="P1"><text:span text:style-name="T943">}</text:span><text:span text:style-name="T944"/></text:p>
      <text:p text:style-name="P1"><text:span text:style-name="T944"/></text:p>
      <text:p text:style-name="P1"><text:span text:style-name="T945">.review .box-container .box{</text:span><text:span text:style-name="T946"/></text:p>
      <text:p text:style-name="P1"><text:span text:style-name="T947"><text:s text:c="4"/>flex:</text:span><text:span text:style-name="T948">1 1 30</text:span><text:span text:style-name="T949">rem;</text:span><text:span text:style-name="T950"/></text:p>
      <text:p text:style-name="P1"><text:span text:style-name="T951"><text:s text:c="4"/>box-shadow:<text:s/></text:span><text:span text:style-name="T952">0<text:s/></text:span><text:span text:style-name="T953">.</text:span><text:span text:style-name="T954">5</text:span><text:span text:style-name="T955">rem<text:s/></text:span><text:span text:style-name="T956">1.5</text:span><text:span text:style-name="T957">rem rgba(</text:span><text:span text:style-name="T958">0,0,0</text:span><text:span text:style-name="T959">,.</text:span><text:span text:style-name="T960">1</text:span><text:span text:style-name="T961">);</text:span><text:span text:style-name="T962"/></text:p>
      <text:p text:style-name="P1"><text:span text:style-name="T963"><text:s text:c="4"/>border-radius: .</text:span><text:span text:style-name="T964">5</text:span><text:span text:style-name="T965">rem;</text:span><text:span text:style-name="T966"/></text:p>
      <text:p text:style-name="P1"><text:span text:style-name="T967"><text:s text:c="4"/>padding:</text:span><text:span text:style-name="T968">3</text:span><text:span text:style-name="T969">rem<text:s/></text:span><text:span text:style-name="T970">2</text:span><text:span text:style-name="T971">rem;</text:span><text:span text:style-name="T972"/></text:p>
      <text:p text:style-name="P1"><text:span text:style-name="T973"><text:s text:c="4"/>position: relative;</text:span><text:span text:style-name="T974"/></text:p>
      <text:p text:style-name="P1"><text:span text:style-name="T975"><text:s text:c="4"/>border:.</text:span><text:span text:style-name="T976">1</text:span><text:span text:style-name="T977">rem solid rgba(</text:span><text:span text:style-name="T978">0,0,0</text:span><text:span text:style-name="T979">,.</text:span><text:span text:style-name="T980">1</text:span><text:span text:style-name="T981">);</text:span><text:span text:style-name="T982"/></text:p>
      <text:p text:style-name="P1"><text:span text:style-name="T983">}</text:span><text:span text:style-name="T984"/></text:p>
      <text:p text:style-name="P1"><text:span text:style-name="T984"/></text:p>
      <text:p text:style-name="P1"><text:span text:style-name="T985">.review .box-container .box .fa-quote-right{</text:span><text:span text:style-name="T986"/></text:p>
      <text:p text:style-name="P1"><text:span text:style-name="T987"><text:s text:c="4"/>position: absolute;</text:span><text:span text:style-name="T988"/></text:p>
      <text:p text:style-name="P1"><text:span text:style-name="T989"><text:s text:c="4"/>bottom:</text:span><text:span text:style-name="T990">3</text:span><text:span text:style-name="T991">rem; right:</text:span><text:span text:style-name="T992">3</text:span><text:span text:style-name="T993">rem;</text:span><text:span text:style-name="T994"/></text:p>
      <text:p text:style-name="P1"><text:span text:style-name="T995"><text:s text:c="4"/>font-size:<text:s/></text:span><text:span text:style-name="T996">6</text:span><text:span text:style-name="T997">rem;</text:span><text:span text:style-name="T998"/></text:p>
      <text:p text:style-name="P1"><text:span text:style-name="T999"><text:s text:c="4"/>color:#eee;</text:span><text:span text:style-name="T1000"/></text:p>
      <text:p text:style-name="P1"><text:span text:style-name="T1001">}</text:span><text:span text:style-name="T1002"/></text:p>
      <text:p text:style-name="P1"><text:span text:style-name="T1002"/></text:p>
      <text:p text:style-name="P1"><text:span text:style-name="T1003">.review .box-container .box .stars i{</text:span><text:span text:style-name="T1004"/></text:p>
      <text:p text:style-name="P1"><text:span text:style-name="T1005"><text:s text:c="4"/>color:var(--pink);</text:span><text:span text:style-name="T1006"/></text:p>
      <text:p text:style-name="P1"><text:span text:style-name="T1007"><text:s text:c="4"/>font-size:<text:s/></text:span><text:span text:style-name="T1008">2</text:span><text:span text:style-name="T1009">rem;</text:span><text:span text:style-name="T1010"/></text:p>
      <text:p text:style-name="P1"><text:span text:style-name="T1011">}</text:span><text:span text:style-name="T1012"/></text:p>
      <text:p text:style-name="P1"><text:span text:style-name="T1012"/></text:p>
      <text:p text:style-name="P1"><text:span text:style-name="T1013">.review .box-container .box p{</text:span><text:span text:style-name="T1014"/></text:p>
      <text:p text:style-name="P1"><text:span text:style-name="T1015"><text:s text:c="4"/>color:#</text:span><text:span text:style-name="T1016">999</text:span><text:span text:style-name="T1017">;</text:span><text:span text:style-name="T1018"/></text:p>
      <text:p text:style-name="P1"><text:span text:style-name="T1019"><text:s text:c="4"/>font-size:<text:s/></text:span><text:span text:style-name="T1020">1.5</text:span><text:span text:style-name="T1021">rem;</text:span><text:span text:style-name="T1022"/></text:p>
      <text:p text:style-name="P1"><text:span text:style-name="T1023"><text:s text:c="4"/>line-height:<text:s/></text:span><text:span text:style-name="T1024">1.5</text:span><text:span text:style-name="T1025">;</text:span><text:span text:style-name="T1026"/></text:p>
      <text:p text:style-name="P1"><text:span text:style-name="T1027"><text:s text:c="4"/>padding-top:<text:s/></text:span><text:span text:style-name="T1028">2</text:span><text:span text:style-name="T1029">rem;</text:span><text:span text:style-name="T1030"/></text:p>
      <text:p text:style-name="P1"><text:span text:style-name="T1031">}</text:span><text:span text:style-name="T1032"/></text:p>
      <text:p text:style-name="P1"><text:span text:style-name="T1032"/></text:p>
      <text:p text:style-name="P1"><text:span text:style-name="T1033">.review .box-container .box .user{</text:span><text:span text:style-name="T1034"/></text:p>
      <text:p text:style-name="P1"><text:span text:style-name="T1035"><text:s text:c="4"/>display: flex;</text:span><text:span text:style-name="T1036"/></text:p>
      <text:p text:style-name="P1"><text:span text:style-name="T1037"><text:s text:c="4"/>align-items: center;</text:span><text:span text:style-name="T1038"/></text:p>
      <text:p text:style-name="P1"><text:span text:style-name="T1039"><text:s text:c="4"/>padding-top:<text:s/></text:span><text:span text:style-name="T1040">2</text:span><text:span text:style-name="T1041">rem;</text:span><text:span text:style-name="T1042"/></text:p>
      <text:p text:style-name="P1"><text:span text:style-name="T1043">}</text:span><text:span text:style-name="T1044"/></text:p>
      <text:p text:style-name="P1"><text:span text:style-name="T1044"/></text:p>
      <text:p text:style-name="P1"><text:span text:style-name="T1045">.review .box-container .box .user img{</text:span><text:span text:style-name="T1046"/></text:p>
      <text:p text:style-name="P1"><text:span text:style-name="T1047"><text:s text:c="4"/>height:</text:span><text:span text:style-name="T1048">6</text:span><text:span text:style-name="T1049">rem;</text:span><text:span text:style-name="T1050"/></text:p>
      <text:p text:style-name="P1"><text:span text:style-name="T1051"><text:s text:c="4"/>width:</text:span><text:span text:style-name="T1052">6</text:span><text:span text:style-name="T1053">rem;</text:span><text:span text:style-name="T1054"/></text:p>
      <text:p text:style-name="P1"><text:span text:style-name="T1055"><text:s text:c="4"/>border-radius:<text:s/></text:span><text:span text:style-name="T1056">50</text:span><text:span text:style-name="T1057">%;</text:span><text:span text:style-name="T1058"/></text:p>
      <text:p text:style-name="P1"><text:span text:style-name="T1059"><text:s text:c="4"/>object-fit: cover;</text:span><text:span text:style-name="T1060"/></text:p>
      <text:p text:style-name="P1"><text:span text:style-name="T1061"><text:s text:c="4"/>margin-right:<text:s/></text:span><text:span text:style-name="T1062">1</text:span><text:span text:style-name="T1063">rem;</text:span><text:span text:style-name="T1064"/></text:p>
      <text:p text:style-name="P1"><text:span text:style-name="T1065">}</text:span><text:span text:style-name="T1066"/></text:p>
      <text:p text:style-name="P1"><text:span text:style-name="T1066"/></text:p>
      <text:p text:style-name="P1"><text:span text:style-name="T1067">.review .box-container .box .user h</text:span><text:span text:style-name="T1068">3</text:span><text:span text:style-name="T1069">{</text:span><text:span text:style-name="T1070"/></text:p>
      <text:p text:style-name="P1"><text:span text:style-name="T1071"><text:s text:c="4"/>font-size:<text:s/></text:span><text:span text:style-name="T1072">2</text:span><text:span text:style-name="T1073">rem;</text:span><text:span text:style-name="T1074"/></text:p>
      <text:p text:style-name="P1"><text:span text:style-name="T1075"><text:s text:c="4"/>color:#</text:span><text:span text:style-name="T1076">333</text:span><text:span text:style-name="T1077">;</text:span><text:span text:style-name="T1078"/></text:p>
      <text:p text:style-name="P1"><text:span text:style-name="T1079">}</text:span><text:span text:style-name="T1080"/></text:p>
      <text:p text:style-name="P1"><text:span text:style-name="T1080"/></text:p>
      <text:p text:style-name="P1"><text:span text:style-name="T1081">.review .box-container .box .user span{</text:span><text:span text:style-name="T1082"/></text:p>
      <text:p text:style-name="P1"><text:span text:style-name="T1083"><text:s text:c="4"/>font-size:<text:s/></text:span><text:span text:style-name="T1084">1.5</text:span><text:span text:style-name="T1085">rem;</text:span><text:span text:style-name="T1086"/></text:p>
      <text:p text:style-name="P1"><text:span text:style-name="T1087"><text:s text:c="4"/>color:#</text:span><text:span text:style-name="T1088">999</text:span><text:span text:style-name="T1089">;</text:span><text:span text:style-name="T1090"/></text:p>
      <text:p text:style-name="P1"><text:span text:style-name="T1091">}</text:span><text:span text:style-name="T1092"/></text:p>
      <text:p text:style-name="P1"><text:span text:style-name="T1092"/></text:p>
      <text:p text:style-name="P1"><text:span text:style-name="T1093">.contact .row{</text:span><text:span text:style-name="T1094"/></text:p>
      <text:p text:style-name="P1"><text:span text:style-name="T1095"><text:s text:c="4"/>display: flex;</text:span><text:span text:style-name="T1096"/></text:p>
      <text:p text:style-name="P1"><text:span text:style-name="T1097"><text:s text:c="4"/>flex-wrap: wrap-reverse;</text:span><text:span text:style-name="T1098"/></text:p>
      <text:p text:style-name="P1"><text:span text:style-name="T1099"><text:s text:c="4"/>gap:</text:span><text:span text:style-name="T1100">1.5</text:span><text:span text:style-name="T1101">rem;</text:span><text:span text:style-name="T1102"/></text:p>
      <text:p text:style-name="P1"><text:span text:style-name="T1103"><text:s text:c="4"/>align-items: center;</text:span><text:span text:style-name="T1104"/></text:p>
      <text:p text:style-name="P1"><text:span text:style-name="T1105">}</text:span><text:span text:style-name="T1106"/></text:p>
      <text:p text:style-name="P1"><text:span text:style-name="T1106"/></text:p>
      <text:p text:style-name="P1"><text:span text:style-name="T1107">.contact .row form{</text:span><text:span text:style-name="T1108"/></text:p>
      <text:p text:style-name="P1"><text:span text:style-name="T1109"><text:s text:c="4"/>flex:</text:span><text:span text:style-name="T1110">1 1 40</text:span><text:span text:style-name="T1111">rem;</text:span><text:span text:style-name="T1112"/></text:p>
      <text:p text:style-name="P1"><text:span text:style-name="T1113"><text:s text:c="4"/>padding:</text:span><text:span text:style-name="T1114">2</text:span><text:span text:style-name="T1115">rem<text:s/></text:span><text:span text:style-name="T1116">2.5</text:span><text:span text:style-name="T1117">rem;</text:span><text:span text:style-name="T1118"/></text:p>
      <text:p text:style-name="P1"><text:span text:style-name="T1119"><text:s text:c="4"/>box-shadow:<text:s/></text:span><text:span text:style-name="T1120">0<text:s/></text:span><text:span text:style-name="T1121">.</text:span><text:span text:style-name="T1122">5</text:span><text:span text:style-name="T1123">rem<text:s/></text:span><text:span text:style-name="T1124">1.5</text:span><text:span text:style-name="T1125">rem rgba(</text:span><text:span text:style-name="T1126">0,0,0</text:span><text:span text:style-name="T1127">,.</text:span><text:span text:style-name="T1128">1</text:span><text:span text:style-name="T1129">);</text:span><text:span text:style-name="T1130"/></text:p>
      <text:p text:style-name="P1"><text:span text:style-name="T1131"><text:s text:c="4"/>border:.</text:span><text:span text:style-name="T1132">1</text:span><text:span text:style-name="T1133">rem solid rgba(</text:span><text:span text:style-name="T1134">0,0,0</text:span><text:span text:style-name="T1135">,.</text:span><text:span text:style-name="T1136">1</text:span><text:span text:style-name="T1137">);</text:span><text:span text:style-name="T1138"/></text:p>
      <text:p text:style-name="P1"><text:span text:style-name="T1139"><text:s text:c="4"/>background: #fff;</text:span><text:span text:style-name="T1140"/></text:p>
      <text:p text:style-name="P1"><text:span text:style-name="T1141"><text:s text:c="4"/>border-radius: .</text:span><text:span text:style-name="T1142">5</text:span><text:span text:style-name="T1143">rem;</text:span><text:span text:style-name="T1144"/></text:p>
      <text:p text:style-name="P1"><text:span text:style-name="T1145">}</text:span><text:span text:style-name="T1146"/></text:p>
      <text:p text:style-name="P1"><text:span text:style-name="T1146"/></text:p>
      <text:p text:style-name="P1"><text:span text:style-name="T1147">.contact .row .image{</text:span><text:span text:style-name="T1148"/></text:p>
      <text:p text:style-name="P1"><text:span text:style-name="T1149"><text:s text:c="4"/>flex:</text:span><text:span text:style-name="T1150">1 1 40</text:span><text:span text:style-name="T1151">rem;</text:span><text:span text:style-name="T1152"/></text:p>
      <text:p text:style-name="P1"><text:span text:style-name="T1153">}</text:span><text:span text:style-name="T1154"/></text:p>
      <text:p text:style-name="P1"><text:span text:style-name="T1154"/></text:p>
      <text:p text:style-name="P1"><text:span text:style-name="T1155">.contact .row .image img{</text:span><text:span text:style-name="T1156"/></text:p>
      <text:p text:style-name="P1"><text:span text:style-name="T1157"><text:s text:c="4"/>width:<text:s/></text:span><text:span text:style-name="T1158">100</text:span><text:span text:style-name="T1159">%;</text:span><text:span text:style-name="T1160"/></text:p>
      <text:p text:style-name="P1"><text:span text:style-name="T1161">}</text:span><text:span text:style-name="T1162"/></text:p>
      <text:p text:style-name="P1"><text:span text:style-name="T1162"/></text:p>
      <text:p text:style-name="P1"><text:span text:style-name="T1163">.contact .row form .box{</text:span><text:span text:style-name="T1164"/></text:p>
      <text:p text:style-name="P1"><text:span text:style-name="T1165"><text:s text:c="4"/>padding:</text:span><text:span text:style-name="T1166">1</text:span><text:span text:style-name="T1167">rem;</text:span><text:span text:style-name="T1168"/></text:p>
      <text:p text:style-name="P1"><text:span text:style-name="T1169"><text:s text:c="4"/>font-size:<text:s/></text:span><text:span text:style-name="T1170">1.7</text:span><text:span text:style-name="T1171">rem;</text:span><text:span text:style-name="T1172"/></text:p>
      <text:p text:style-name="P1"><text:span text:style-name="T1173"><text:s text:c="4"/>color:#</text:span><text:span text:style-name="T1174">333</text:span><text:span text:style-name="T1175">;</text:span><text:span text:style-name="T1176"/></text:p>
      <text:p text:style-name="P1"><text:span text:style-name="T1177"><text:s text:c="4"/>text-transform: none;</text:span><text:span text:style-name="T1178"/></text:p>
      <text:p text:style-name="P1"><text:span text:style-name="T1179"><text:s text:c="4"/>border:.</text:span><text:span text:style-name="T1180">1</text:span><text:span text:style-name="T1181">rem solid rgba(</text:span><text:span text:style-name="T1182">0,0,0</text:span><text:span text:style-name="T1183">,.</text:span><text:span text:style-name="T1184">1</text:span><text:span text:style-name="T1185">);</text:span><text:span text:style-name="T1186"/></text:p>
      <text:p text:style-name="P1"><text:span text:style-name="T1187"><text:s text:c="4"/>border-radius: .</text:span><text:span text:style-name="T1188">5</text:span><text:span text:style-name="T1189">rem;</text:span><text:span text:style-name="T1190"/></text:p>
      <text:p text:style-name="P1"><text:span text:style-name="T1191"><text:s text:c="4"/>margin:.</text:span><text:span text:style-name="T1192">7</text:span><text:span text:style-name="T1193">rem<text:s/></text:span><text:span text:style-name="T1194">0</text:span><text:span text:style-name="T1195">;</text:span><text:span text:style-name="T1196"/></text:p>
      <text:p text:style-name="P1"><text:span text:style-name="T1197"><text:s text:c="4"/>width:<text:s/></text:span><text:span text:style-name="T1198">100</text:span><text:span text:style-name="T1199">%;</text:span><text:span text:style-name="T1200"/></text:p>
      <text:p text:style-name="P1"><text:span text:style-name="T1201">}</text:span><text:span text:style-name="T1202"/></text:p>
      <text:p text:style-name="P1"><text:span text:style-name="T1202"/></text:p>
      <text:p text:style-name="P1"><text:span text:style-name="T1203">.contact .row form .box:focus{</text:span><text:span text:style-name="T1204"/></text:p>
      <text:p text:style-name="P1"><text:span text:style-name="T1205"><text:s text:c="4"/>border-color: var(--pink);</text:span><text:span text:style-name="T1206"/></text:p>
      <text:p text:style-name="P1"><text:span text:style-name="T1207">}</text:span><text:span text:style-name="T1208"/></text:p>
      <text:p text:style-name="P1"><text:span text:style-name="T1208"/></text:p>
      <text:p text:style-name="P1"><text:span text:style-name="T1209">.contact .row form textarea{</text:span><text:span text:style-name="T1210"/></text:p>
      <text:p text:style-name="P1"><text:span text:style-name="T1211"><text:s text:c="4"/>height:<text:s/></text:span><text:span text:style-name="T1212">15</text:span><text:span text:style-name="T1213">rem;</text:span><text:span text:style-name="T1214"/></text:p>
      <text:p text:style-name="P1"><text:span text:style-name="T1215"><text:s text:c="4"/>resize: none;</text:span><text:span text:style-name="T1216"/></text:p>
      <text:p text:style-name="P1"><text:span text:style-name="T1217">}</text:span><text:span text:style-name="T1218"/></text:p>
      <text:p text:style-name="P1"><text:span text:style-name="T1219">div.info{</text:span><text:span text:style-name="T1220"/></text:p>
      <text:p text:style-name="P1"><text:span text:style-name="T1221">display: flex;</text:span><text:span text:style-name="T1222"/></text:p>
      <text:p text:style-name="P1"><text:span text:style-name="T1223">border: box;</text:span><text:span text:style-name="T1224"/></text:p>
      <text:p text:style-name="P1"><text:span text:style-name="T1224"/></text:p>
      <text:p text:style-name="P1"><text:span text:style-name="T1225">}</text:span><text:span text:style-name="T1226"/></text:p>
      <text:p text:style-name="P1"><text:span text:style-name="T1227">div.info p{</text:span><text:span text:style-name="T1228"/></text:p>
      <text:p text:style-name="P1"><text:span text:style-name="T1229"><text:s text:c="4"/>text-align:center;</text:span><text:span text:style-name="T1230"/></text:p>
      <text:p text:style-name="P1"><text:span text:style-name="T1231"><text:s text:c="4"/>font-size: xx-large;</text:span><text:span text:style-name="T1232"/></text:p>
      <text:p text:style-name="P1"><text:span text:style-name="T1233">}</text:span><text:span text:style-name="T1234"/></text:p>
      <text:p text:style-name="P1"><text:span text:style-name="T1235">div.info img{</text:span><text:span text:style-name="T1236"/></text:p>
      <text:p text:style-name="P1"><text:span text:style-name="T1237"><text:s text:c="4"/>vertical-align: -webkit-baseline-middle;</text:span><text:span text:style-name="T1238"/></text:p>
      <text:p text:style-name="P1"><text:span text:style-name="T1239">}</text:span><text:span text:style-name="T1240"/></text:p>
      <text:p text:style-name="P1"><text:span text:style-name="T1241">.footer .box-container{</text:span><text:span text:style-name="T1242"/></text:p>
      <text:p text:style-name="P1"><text:span text:style-name="T1243"><text:s text:c="4"/>display: flex;</text:span><text:span text:style-name="T1244"/></text:p>
      <text:p text:style-name="P1"><text:span text:style-name="T1245"><text:s text:c="4"/>flex-wrap: wrap;</text:span><text:span text:style-name="T1246"/></text:p>
      <text:p text:style-name="P1"><text:span text:style-name="T1247"><text:s text:c="4"/>gap:</text:span><text:span text:style-name="T1248">1.5</text:span><text:span text:style-name="T1249">rem;</text:span><text:span text:style-name="T1250"/></text:p>
      <text:p text:style-name="P1"><text:span text:style-name="T1251">}</text:span><text:span text:style-name="T1252"/></text:p>
      <text:p text:style-name="P1"><text:span text:style-name="T1252"/></text:p>
      <text:p text:style-name="P1"><text:span text:style-name="T1253">.footer .box-container .box{</text:span><text:span text:style-name="T1254"/></text:p>
      <text:p text:style-name="P1"><text:span text:style-name="T1255"><text:s text:c="4"/>flex:</text:span><text:span text:style-name="T1256">1 1 25</text:span><text:span text:style-name="T1257">rem;</text:span><text:span text:style-name="T1258"/></text:p>
      <text:p text:style-name="P1"><text:span text:style-name="T1259">}</text:span><text:span text:style-name="T1260"/></text:p>
      <text:p text:style-name="P1"><text:span text:style-name="T1260"/></text:p>
      <text:p text:style-name="P1"><text:span text:style-name="T1261">.footer .box-container .box h</text:span><text:span text:style-name="T1262">3</text:span><text:span text:style-name="T1263">{</text:span><text:span text:style-name="T1264"/></text:p>
      <text:p text:style-name="P1"><text:span text:style-name="T1265"><text:s text:c="4"/>color:#</text:span><text:span text:style-name="T1266">333</text:span><text:span text:style-name="T1267">;</text:span><text:span text:style-name="T1268"/></text:p>
      <text:p text:style-name="P1"><text:span text:style-name="T1269"><text:s text:c="4"/>font-size:<text:s/></text:span><text:span text:style-name="T1270">2.5</text:span><text:span text:style-name="T1271">rem;</text:span><text:span text:style-name="T1272"/></text:p>
      <text:p text:style-name="P1"><text:span text:style-name="T1273"><text:s text:c="4"/>padding:</text:span><text:span text:style-name="T1274">1</text:span><text:span text:style-name="T1275">rem<text:s/></text:span><text:span text:style-name="T1276">0</text:span><text:span text:style-name="T1277">;</text:span><text:span text:style-name="T1278"/></text:p>
      <text:p text:style-name="P1"><text:span text:style-name="T1279">}</text:span><text:span text:style-name="T1280"/></text:p>
      <text:p text:style-name="P1"><text:span text:style-name="T1280"/></text:p>
      <text:p text:style-name="P1"><text:span text:style-name="T1281">.footer .box-container .box a{</text:span><text:span text:style-name="T1282"/></text:p>
      <text:p text:style-name="P1"><text:span text:style-name="T1283"><text:s text:c="4"/>display: block;</text:span><text:span text:style-name="T1284"/></text:p>
      <text:p text:style-name="P1"><text:span text:style-name="T1285"><text:s text:c="4"/>color:#</text:span><text:span text:style-name="T1286">666</text:span><text:span text:style-name="T1287">;</text:span><text:span text:style-name="T1288"/></text:p>
      <text:p text:style-name="P1"><text:span text:style-name="T1289"><text:s text:c="4"/>font-size:<text:s/></text:span><text:span text:style-name="T1290">1.5</text:span><text:span text:style-name="T1291">rem;</text:span><text:span text:style-name="T1292"/></text:p>
      <text:p text:style-name="P1"><text:span text:style-name="T1293"><text:s text:c="4"/>padding:</text:span><text:span text:style-name="T1294">1</text:span><text:span text:style-name="T1295">rem<text:s/></text:span><text:span text:style-name="T1296">0</text:span><text:span text:style-name="T1297">;</text:span><text:span text:style-name="T1298"/></text:p>
      <text:p text:style-name="P1"><text:span text:style-name="T1299">}</text:span><text:span text:style-name="T1300"/></text:p>
      <text:p text:style-name="P1"><text:span text:style-name="T1300"/></text:p>
      <text:p text:style-name="P1"><text:span text:style-name="T1301">.footer .box-container .box a:hover{</text:span><text:span text:style-name="T1302"/></text:p>
      <text:p text:style-name="P1"><text:span text:style-name="T1303"><text:s text:c="4"/>color:var(--pink);</text:span><text:span text:style-name="T1304"/></text:p>
      <text:p text:style-name="P1"><text:span text:style-name="T1305"><text:s text:c="4"/>text-decoration: underline;</text:span><text:span text:style-name="T1306"/></text:p>
      <text:p text:style-name="P1"><text:span text:style-name="T1307">}</text:span><text:span text:style-name="T1308"/></text:p>
      <text:p text:style-name="P1"><text:span text:style-name="T1308"/></text:p>
      <text:p text:style-name="P1"><text:span text:style-name="T1309">.footer .box-container .box<text:s text:c="2"/>img{</text:span><text:span text:style-name="T1310"/></text:p>
      <text:p text:style-name="P1"><text:span text:style-name="T1311"><text:s text:c="4"/>margin-top:<text:s/></text:span><text:span text:style-name="T1312">1</text:span><text:span text:style-name="T1313">rem;</text:span><text:span text:style-name="T1314"/></text:p>
      <text:p text:style-name="P1"><text:span text:style-name="T1315">}</text:span><text:span text:style-name="T1316"/></text:p>
      <text:p text:style-name="P1"><text:span text:style-name="T1316"/></text:p>
      <text:p text:style-name="P1"><text:span text:style-name="T1317">.footer .credit{</text:span><text:span text:style-name="T1318"/></text:p>
      <text:p text:style-name="P1"><text:span text:style-name="T1319"><text:s text:c="4"/>text-align: center;</text:span><text:span text:style-name="T1320"/></text:p>
      <text:p text:style-name="P1"><text:span text:style-name="T1321"><text:s text:c="4"/>padding:</text:span><text:span text:style-name="T1322">1.5</text:span><text:span text:style-name="T1323">rem;</text:span><text:span text:style-name="T1324"/></text:p>
      <text:p text:style-name="P1"><text:span text:style-name="T1325"><text:s text:c="4"/>margin-top:<text:s/></text:span><text:span text:style-name="T1326">1.5</text:span><text:span text:style-name="T1327">rem;</text:span><text:span text:style-name="T1328"/></text:p>
      <text:p text:style-name="P1"><text:span text:style-name="T1329"><text:s text:c="4"/>padding-top:<text:s/></text:span><text:span text:style-name="T1330">2.5</text:span><text:span text:style-name="T1331">rem;</text:span><text:span text:style-name="T1332"/></text:p>
      <text:p text:style-name="P1"><text:span text:style-name="T1333"><text:s text:c="4"/>font-size:<text:s/></text:span><text:span text:style-name="T1334">2</text:span><text:span text:style-name="T1335">rem;</text:span><text:span text:style-name="T1336"/></text:p>
      <text:p text:style-name="P1"><text:span text:style-name="T1337"><text:s text:c="4"/>color:#</text:span><text:span text:style-name="T1338">333</text:span><text:span text:style-name="T1339">;</text:span><text:span text:style-name="T1340"/></text:p>
      <text:p text:style-name="P1"><text:span text:style-name="T1341"><text:s text:c="4"/>border-top: .</text:span><text:span text:style-name="T1342">1</text:span><text:span text:style-name="T1343">rem solid rgba(</text:span><text:span text:style-name="T1344">0,0,0</text:span><text:span text:style-name="T1345">,.</text:span><text:span text:style-name="T1346">1</text:span><text:span text:style-name="T1347">);</text:span><text:span text:style-name="T1348"/></text:p>
      <text:p text:style-name="P1"><text:span text:style-name="T1349"><text:s text:c="4"/>padding-bottom:<text:s/></text:span><text:span text:style-name="T1350">9</text:span><text:span text:style-name="T1351">rem;</text:span><text:span text:style-name="T1352"/></text:p>
      <text:p text:style-name="P1"><text:span text:style-name="T1353">}</text:span><text:span text:style-name="T1354"/></text:p>
      <text:p text:style-name="P1"><text:span text:style-name="T1354"/></text:p>
      <text:p text:style-name="P1"><text:span text:style-name="T1355">.footer .credit span{</text:span><text:span text:style-name="T1356"/></text:p>
      <text:p text:style-name="P1"><text:span text:style-name="T1357"><text:s text:c="4"/>color:var(--pink);</text:span><text:span text:style-name="T1358"/></text:p>
      <text:p text:style-name="P1"><text:span text:style-name="T1359">}</text:span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0"/></text:p>
      <text:p text:style-name="P1"><text:span text:style-name="T1361">/* media queries<text:s text:c="2"/>*/</text:span><text:span text:style-name="T1362"/></text:p>
      <text:p text:style-name="P1"><text:span text:style-name="T1363">@media (max-width:</text:span><text:span text:style-name="T1364">991</text:span><text:span text:style-name="T1365">px){</text:span><text:span text:style-name="T1366"/></text:p>
      <text:p text:style-name="P1"><text:span text:style-name="T1367"><text:s text:c="4"/></text:span><text:span text:style-name="T1368"/></text:p>
      <text:p text:style-name="P1"><text:span text:style-name="T1369"><text:s text:c="4"/>html{</text:span><text:span text:style-name="T1370"/></text:p>
      <text:p text:style-name="P1"><text:span text:style-name="T1371"><text:s text:c="8"/>font-size:<text:s/></text:span><text:span text:style-name="T1372">55</text:span><text:span text:style-name="T1373">%;</text:span><text:span text:style-name="T1374"/></text:p>
      <text:p text:style-name="P1"><text:span text:style-name="T1375"><text:s text:c="4"/>}</text:span><text:span text:style-name="T1376"/></text:p>
      <text:p text:style-name="P1"><text:span text:style-name="T1376"/></text:p>
      <text:p text:style-name="P1"><text:span text:style-name="T1377"><text:s text:c="4"/>header{</text:span><text:span text:style-name="T1378"/></text:p>
      <text:p text:style-name="P1"><text:span text:style-name="T1379"><text:s text:c="8"/>padding:</text:span><text:span text:style-name="T1380">2</text:span><text:span text:style-name="T1381">rem;</text:span><text:span text:style-name="T1382"/></text:p>
      <text:p text:style-name="P1"><text:span text:style-name="T1383"><text:s text:c="4"/>}</text:span><text:span text:style-name="T1384"/></text:p>
      <text:p text:style-name="P1"><text:span text:style-name="T1384"/></text:p>
      <text:p text:style-name="P1"><text:span text:style-name="T1385"><text:s text:c="4"/>section{</text:span><text:span text:style-name="T1386"/></text:p>
      <text:p text:style-name="P1"><text:span text:style-name="T1387"><text:s text:c="8"/>padding:</text:span><text:span text:style-name="T1388">2</text:span><text:span text:style-name="T1389">rem;</text:span><text:span text:style-name="T1390"/></text:p>
      <text:p text:style-name="P1"><text:span text:style-name="T1391"><text:s text:c="4"/>}</text:span><text:span text:style-name="T1392"/></text:p>
      <text:p text:style-name="P1"><text:span text:style-name="T1392"/></text:p>
      <text:p text:style-name="P1"><text:span text:style-name="T1393"><text:s text:c="4"/>.home{</text:span><text:span text:style-name="T1394"/></text:p>
      <text:p text:style-name="P1"><text:span text:style-name="T1395"><text:s text:c="8"/>background-position: left;</text:span><text:span text:style-name="T1396"/></text:p>
      <text:p text:style-name="P1"><text:span text:style-name="T1397"><text:s text:c="4"/>}</text:span><text:span text:style-name="T1398"/></text:p>
      <text:p text:style-name="P1"><text:span text:style-name="T1398"/></text:p>
      <text:p text:style-name="P1"><text:span text:style-name="T1399">}</text:span><text:span text:style-name="T1400"/></text:p>
      <text:p text:style-name="P1"><text:span text:style-name="T1400"/></text:p>
      <text:p text:style-name="P1"><text:span text:style-name="T1401">@media (max-width:</text:span><text:span text:style-name="T1402">768</text:span><text:span text:style-name="T1403">px){</text:span><text:span text:style-name="T1404"/></text:p>
      <text:p text:style-name="P1"><text:span text:style-name="T1404"/></text:p>
      <text:p text:style-name="P1"><text:span text:style-name="T1405"><text:s text:c="4"/>header .fa-bars{</text:span><text:span text:style-name="T1406"/></text:p>
      <text:p text:style-name="P1"><text:span text:style-name="T1407"><text:s text:c="8"/>display: block;</text:span><text:span text:style-name="T1408"/></text:p>
      <text:p text:style-name="P1"><text:span text:style-name="T1409"><text:s text:c="4"/>}</text:span><text:span text:style-name="T1410"/></text:p>
      <text:p text:style-name="P1"><text:span text:style-name="T1410"/></text:p>
      <text:p text:style-name="P1"><text:span text:style-name="T1411"><text:s text:c="4"/>header .navbar{</text:span><text:span text:style-name="T1412"/></text:p>
      <text:p text:style-name="P1"><text:span text:style-name="T1413"><text:s text:c="8"/>position:absolute;</text:span><text:span text:style-name="T1414"/></text:p>
      <text:p text:style-name="P1"><text:span text:style-name="T1415"><text:s text:c="8"/>top:</text:span><text:span text:style-name="T1416">100</text:span><text:span text:style-name="T1417">%; left:</text:span><text:span text:style-name="T1418">0</text:span><text:span text:style-name="T1419">; right:</text:span><text:span text:style-name="T1420">0</text:span><text:span text:style-name="T1421">;</text:span><text:span text:style-name="T1422"/></text:p>
      <text:p text:style-name="P1"><text:span text:style-name="T1423"><text:s text:c="8"/>background:#eee;</text:span><text:span text:style-name="T1424"/></text:p>
      <text:p text:style-name="P1"><text:span text:style-name="T1425"><text:s text:c="8"/>border-top: .</text:span><text:span text:style-name="T1426">1</text:span><text:span text:style-name="T1427">rem solid rgba(</text:span><text:span text:style-name="T1428">0,0,0</text:span><text:span text:style-name="T1429">,.</text:span><text:span text:style-name="T1430">1</text:span><text:span text:style-name="T1431">);</text:span><text:span text:style-name="T1432"/></text:p>
      <text:p text:style-name="P1"><text:span text:style-name="T1433"><text:s text:c="8"/>clip-path: polygon(</text:span><text:span text:style-name="T1434">0 0</text:span><text:span text:style-name="T1435">,<text:s/></text:span><text:span text:style-name="T1436">100</text:span><text:span text:style-name="T1437">%<text:s/></text:span><text:span text:style-name="T1438">0</text:span><text:span text:style-name="T1439">,<text:s/></text:span><text:span text:style-name="T1440">100</text:span><text:span text:style-name="T1441">%<text:s/></text:span><text:span text:style-name="T1442">0</text:span><text:span text:style-name="T1443">,<text:s/></text:span><text:span text:style-name="T1444">0 0</text:span><text:span text:style-name="T1445">);</text:span><text:span text:style-name="T1446"/></text:p>
      <text:p text:style-name="P1"><text:span text:style-name="T1447"><text:s text:c="4"/>}</text:span><text:span text:style-name="T1448"/></text:p>
      <text:p text:style-name="P1"><text:span text:style-name="T1448"/></text:p>
      <text:p text:style-name="P1"><text:span text:style-name="T1449"><text:s text:c="4"/>header #toggler:checked ~ .navbar{</text:span><text:span text:style-name="T1450"/></text:p>
      <text:p text:style-name="P1"><text:span text:style-name="T1451"><text:s text:c="8"/>clip-path:polygon(</text:span><text:span text:style-name="T1452">0 0</text:span><text:span text:style-name="T1453">,<text:s/></text:span><text:span text:style-name="T1454">100</text:span><text:span text:style-name="T1455">%<text:s/></text:span><text:span text:style-name="T1456">0</text:span><text:span text:style-name="T1457">,<text:s/></text:span><text:span text:style-name="T1458">100</text:span><text:span text:style-name="T1459">%<text:s/></text:span><text:span text:style-name="T1460">100</text:span><text:span text:style-name="T1461">%,<text:s/></text:span><text:span text:style-name="T1462">0</text:span><text:span text:style-name="T1463">%<text:s/></text:span><text:span text:style-name="T1464">100</text:span><text:span text:style-name="T1465">%);</text:span><text:span text:style-name="T1466"/></text:p>
      <text:p text:style-name="P1"><text:span text:style-name="T1467"><text:s text:c="4"/>}</text:span><text:span text:style-name="T1468"/></text:p>
      <text:p text:style-name="P1"><text:span text:style-name="T1468"/></text:p>
      <text:p text:style-name="P1"><text:span text:style-name="T1469"><text:s text:c="4"/>header .navbar a{</text:span><text:span text:style-name="T1470"/></text:p>
      <text:p text:style-name="P1"><text:span text:style-name="T1471"><text:s text:c="8"/>margin:</text:span><text:span text:style-name="T1472">1.5</text:span><text:span text:style-name="T1473">rem;</text:span><text:span text:style-name="T1474"/></text:p>
      <text:p text:style-name="P1"><text:span text:style-name="T1475"><text:s text:c="8"/>padding:</text:span><text:span text:style-name="T1476">1.5</text:span><text:span text:style-name="T1477">rem;</text:span><text:span text:style-name="T1478"/></text:p>
      <text:p text:style-name="P1"><text:span text:style-name="T1479"><text:s text:c="8"/>background:#fff;</text:span><text:span text:style-name="T1480"/></text:p>
      <text:p text:style-name="P1"><text:span text:style-name="T1481"><text:s text:c="8"/>border:.</text:span><text:span text:style-name="T1482">1</text:span><text:span text:style-name="T1483">rem solid rgba(</text:span><text:span text:style-name="T1484">0,0,0</text:span><text:span text:style-name="T1485">,.</text:span><text:span text:style-name="T1486">1</text:span><text:span text:style-name="T1487">);</text:span><text:span text:style-name="T1488"/></text:p>
      <text:p text:style-name="P1"><text:span text:style-name="T1489"><text:s text:c="8"/>display: block;</text:span><text:span text:style-name="T1490"/></text:p>
      <text:p text:style-name="P1"><text:span text:style-name="T1491"><text:s text:c="4"/>}</text:span><text:span text:style-name="T1492"/></text:p>
      <text:p text:style-name="P1"><text:span text:style-name="T1492"/></text:p>
      <text:p text:style-name="P1"><text:span text:style-name="T1493"><text:s text:c="4"/>.home .content h</text:span><text:span text:style-name="T1494">3</text:span><text:span text:style-name="T1495">{</text:span><text:span text:style-name="T1496"/></text:p>
      <text:p text:style-name="P1"><text:span text:style-name="T1497"><text:s text:c="8"/>font-size:<text:s/></text:span><text:span text:style-name="T1498">5</text:span><text:span text:style-name="T1499">rem;</text:span><text:span text:style-name="T1500"/></text:p>
      <text:p text:style-name="P1"><text:span text:style-name="T1501"><text:s text:c="4"/>}</text:span><text:span text:style-name="T1502"/></text:p>
      <text:p text:style-name="P1"><text:span text:style-name="T1502"/></text:p>
      <text:p text:style-name="P1"><text:span text:style-name="T1503"><text:s text:c="4"/>.home .content span{</text:span><text:span text:style-name="T1504"/></text:p>
      <text:p text:style-name="P1"><text:span text:style-name="T1505"><text:s text:c="8"/>font-size:<text:s/></text:span><text:span text:style-name="T1506">2.5</text:span><text:span text:style-name="T1507">rem;</text:span><text:span text:style-name="T1508"/></text:p>
      <text:p text:style-name="P1"><text:span text:style-name="T1509"><text:s text:c="4"/>}</text:span><text:span text:style-name="T1510"/></text:p>
      <text:p text:style-name="P1"><text:span text:style-name="T1510"/></text:p>
      <text:p text:style-name="P1"><text:span text:style-name="T1511"><text:s text:c="4"/>.icons-container .icons h</text:span><text:span text:style-name="T1512">3</text:span><text:span text:style-name="T1513">{</text:span><text:span text:style-name="T1514"/></text:p>
      <text:p text:style-name="P1"><text:span text:style-name="T1515"><text:s text:c="8"/>font-size:<text:s/></text:span><text:span text:style-name="T1516">2</text:span><text:span text:style-name="T1517">rem;</text:span><text:span text:style-name="T1518"/></text:p>
      <text:p text:style-name="P1"><text:span text:style-name="T1519"><text:s text:c="4"/>}</text:span><text:span text:style-name="T1520"/></text:p>
      <text:p text:style-name="P1"><text:span text:style-name="T1521"><text:s text:c="4"/></text:span><text:span text:style-name="T1522"/></text:p>
      <text:p text:style-name="P1"><text:span text:style-name="T1523"><text:s text:c="4"/>.icons-container .icons span{</text:span><text:span text:style-name="T1524"/></text:p>
      <text:p text:style-name="P1"><text:span text:style-name="T1525"><text:s text:c="8"/>font-size:<text:s/></text:span><text:span text:style-name="T1526">1.7</text:span><text:span text:style-name="T1527">rem;</text:span><text:span text:style-name="T1528"/></text:p>
      <text:p text:style-name="P1"><text:span text:style-name="T1529"><text:s text:c="4"/>}</text:span><text:span text:style-name="T1530"/></text:p>
      <text:p text:style-name="P1"><text:span text:style-name="T1531"><text:s text:c="4"/></text:span><text:span text:style-name="T1532"/></text:p>
      <text:p text:style-name="P1"><text:span text:style-name="T1533">}</text:span><text:span text:style-name="T1534"/></text:p>
      <text:p text:style-name="P1"><text:span text:style-name="T1534"/></text:p>
      <text:p text:style-name="P1"><text:span text:style-name="T1535">@media (max-width:</text:span><text:span text:style-name="T1536">450</text:span><text:span text:style-name="T1537">px){</text:span><text:span text:style-name="T1538"/></text:p>
      <text:p text:style-name="P1"><text:span text:style-name="T1539"><text:s text:c="4"/></text:span><text:span text:style-name="T1540"/></text:p>
      <text:p text:style-name="P1"><text:span text:style-name="T1541"><text:s text:c="4"/>html{</text:span><text:span text:style-name="T1542"/></text:p>
      <text:p text:style-name="P1"><text:span text:style-name="T1543"><text:s text:c="8"/>font-size:<text:s/></text:span><text:span text:style-name="T1544">50</text:span><text:span text:style-name="T1545">%;</text:span><text:span text:style-name="T1546"/></text:p>
      <text:p text:style-name="P1"><text:span text:style-name="T1547"><text:s text:c="4"/>}</text:span><text:span text:style-name="T1548"/></text:p>
      <text:p text:style-name="P1"><text:span text:style-name="T1548"/></text:p>
      <text:p text:style-name="P1"><text:span text:style-name="T1549"><text:s text:c="4"/>.heading{</text:span><text:span text:style-name="T1550"/></text:p>
      <text:p text:style-name="P1"><text:span text:style-name="T1551"><text:s text:c="8"/>font-size:<text:s/></text:span><text:span text:style-name="T1552">3</text:span><text:span text:style-name="T1553">rem;</text:span><text:span text:style-name="T1554"/></text:p>
      <text:p text:style-name="P1"><text:span text:style-name="T1555"><text:s text:c="4"/>}</text:span><text:span text:style-name="T1556"/></text:p>
      <text:p text:style-name="P1"><text:span text:style-name="T1556"/></text:p>
      <text:p text:style-name="P1"><text:span text:style-name="T1557">}</text:span><text:span text:style-name="T155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